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882in"/>
    </style:style>
    <style:style style:name="co3" style:family="table-column">
      <style:table-column-properties fo:break-before="auto" style:column-width="4.1402in"/>
    </style:style>
    <style:style style:name="co4" style:family="table-column">
      <style:table-column-properties fo:break-before="auto" style:column-width="3.5283in"/>
    </style:style>
    <style:style style:name="co5" style:family="table-column">
      <style:table-column-properties fo:break-before="auto" style:column-width="1.802in"/>
    </style:style>
    <style:style style:name="co6" style:family="table-column">
      <style:table-column-properties fo:break-before="auto" style:column-width="1.5508in"/>
    </style:style>
    <style:style style:name="co7" style:family="table-column">
      <style:table-column-properties fo:break-before="auto" style:column-width="1.8681in"/>
    </style:style>
    <style:style style:name="co8" style:family="table-column">
      <style:table-column-properties fo:break-before="auto" style:column-width="1.6709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1.5839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5709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2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cell-protect="none" style:print-content="true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style:font-name="Arial1" style:font-name-asian="DejaVu Sans"/>
    </style:style>
    <style:style style:name="ce4" style:family="table-cell" style:parent-style-name="Default" style:data-style-name="N11">
      <style:text-properties style:font-name="Arial1" style:font-name-asian="DejaVu Sans" style:font-name-complex="Arial1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Uso de Internet por Loc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table:number-columns-repeated="2"/>
          <table:table-cell table:style-name="ce1" office:value-type="string">
            <text:p>Em casa</text:p>
          </table:table-cell>
          <table:table-cell table:style-name="ce1" office:value-type="string">
            <text:p>Na escola</text:p>
          </table:table-cell>
          <table:table-cell table:style-name="ce1" office:value-type="string">
            <text:p>Na lan-house</text:p>
          </table:table-cell>
          <table:table-cell table:style-name="ce1" office:value-type="string">
            <text:p>Em espaços públicos</text:p>
          </table:table-cell>
          <table:table-cell table:style-name="ce1"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1 [Outro]</text:p>
          </table:table-cell>
          <table:table-cell table:number-columns-repeated="4" table:style-name="ce1" office:value-type="string">
            <text:p>uso de computador</text:p>
          </table:table-cell>
          <table:table-cell table:style-name="ce1"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De vez em quando</text:p>
          </table:table-cell>
          <table:table-cell>
            <draw:frame table:end-cell-address="'Uso de Internet por Local'.I33" table:end-x="0.1913in" table:end-y="0.1677in" draw:z-index="0" draw:style-name="gr1" svg:width="7.0866in" svg:height="5.4181in" svg:x="0.1354in" svg:y="0.063in">
              <draw:object draw:notify-on-update-of-ranges="'Uso de Internet por Local'.C524:'Uso de Internet por Local'.F524 'Uso de Internet por Local'.B525:'Uso de Internet por Local'.B525 'Uso de Internet por Local'.C525:'Uso de Internet por Local'.F525 'Uso de Internet por Local'.B526:'Uso de Internet por Local'.B526 'Uso de Internet por Local'.C526:'Uso de Internet por Local'.F526 'Uso de Internet por Local'.B527:'Uso de Internet por Local'.B527 'Uso de Internet por Local'.C527:'Uso de Internet por Local'.F527 'Uso de Internet por Local'.B528:'Uso de Internet por Local'.B528 'Uso de Internet por Local'.C528:'Uso de Internet por Local'.F528 'Uso de Internet por Local'.B529:'Uso de Internet por Local'.B529 'Uso de Internet por Local'.C529:'Uso de Internet por Local'.F5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/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style-name="ce1"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style-name="ce1"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1 a 3 vezes por semana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">
            <text:p>1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88">
            <text:p>198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989">
            <text:p>1989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1 a 3 vezes por semana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 a 3 vezes por semana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Nunca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/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4">
            <text:p>34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5">
            <text:p>25</text:p>
          </table:table-cell>
          <table:table-cell office:value-type="string">
            <text:p>1 a 3 vezes por semana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3">
            <text:p>13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style-name="ce1"/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8">
            <text:p>18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135">
            <text:p>135</text:p>
          </table:table-cell>
          <table:table-cell/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4">
            <text:p>2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3">
            <text:p>23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/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/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">
            <text:p>16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2">
            <text:p>12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6">
            <text:p>16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4">
            <text:p>14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/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">
            <text:p>9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/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/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3">
            <text:p>13</text:p>
          </table:table-cell>
          <table:table-cell office:value-type="string">
            <text:p>De vez em quando</text:p>
          </table:table-cell>
          <table:table-cell table:number-columns-repeated="5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/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4">
            <text:p>14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2">
            <text:p>12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6">
            <text:p>16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8">
            <text:p>18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3">
            <text:p>1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3">
            <text:p>1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">
            <text:p>10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0">
            <text:p>10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8">
            <text:p>8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">
            <text:p>3</text:p>
          </table:table-cell>
          <table:table-cell office:value-type="string">
            <text:p>1 a 3 vezes por semana</text:p>
          </table:table-cell>
          <table:table-cell table:number-columns-repeated="5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/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40">
            <text:p>40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5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table:number-columns-repeated="5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7">
            <text:p>37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4">
            <text:p>4</text:p>
          </table:table-cell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44">
            <text:p>4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">
            <text:p>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number-columns-repeated="3"/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2">
            <text:p>2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6">
            <text:p>6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2">
            <text:p>12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50">
            <text:p>50</text:p>
          </table:table-cell>
          <table:table-cell office:value-type="string">
            <text:p>De vez em quando</text:p>
          </table:table-cell>
          <table:table-cell table:number-columns-repeated="5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string">
            <text:p>De vez em quando</text:p>
          </table:table-cell>
          <table:table-cell table:number-columns-repeated="5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0">
            <text:p>3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/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5">
            <text:p>25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9">
            <text:p>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1">
            <text:p>31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/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30">
            <text:p>3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3">
            <text:p>13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40">
            <text:p>40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7">
            <text:p>17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2">
            <text:p>1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29">
            <text:p>29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7">
            <text:p>7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9">
            <text:p>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410">
            <text:p>410</text:p>
          </table:table-cell>
          <table:table-cell/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36">
            <text:p>36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3">
            <text:p>23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1">
            <text:p>11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8">
            <text:p>1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3">
            <text:p>13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/>
          <table:table-cell table:number-columns-repeated="2" office:value-type="string">
            <text:p>Nunca</text:p>
          </table:table-cell>
          <table:table-cell/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/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/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5">
            <text:p>15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20">
            <text:p>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/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8">
            <text:p>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6">
            <text:p>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9">
            <text:p>1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8">
            <text:p>1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2">
            <text:p>12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4">
            <text:p>14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1">
            <text:p>11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3">
            <text:p>13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7">
            <text:p>17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5">
            <text:p>1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6">
            <text:p>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0">
            <text:p>1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25">
            <text:p>2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4">
            <text:p>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5">
            <text:p>1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">
            <text:p>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7">
            <text:p>7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/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22">
            <text:p>22</text:p>
          </table:table-cell>
          <table:table-cell office:value-type="string">
            <text:p>1 a 3 vezes por semana</text:p>
          </table:table-cell>
          <table:table-cell table:number-columns-repeated="5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5">
            <text:p>15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4">
            <text:p>1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5">
            <text:p>2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0">
            <text:p>10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3">
            <text:p>13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8">
            <text:p>1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7">
            <text:p>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>
            <text:p>Em casa</text:p>
          </table:table-cell>
          <table:table-cell table:style-name="ce1" office:value-type="string">
            <text:p>Na escola</text:p>
          </table:table-cell>
          <table:table-cell table:style-name="ce1" office:value-type="string">
            <text:p>Na lan-house</text:p>
          </table:table-cell>
          <table:table-cell table:style-name="ce1" office:value-type="string">
            <text:p>Em espaços públic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unca</text:p>
          </table:table-cell>
          <table:table-cell table:style-name="ce2" table:formula="of:=DCOUNT([.C2:.C522];0;[.$B530:.$B531])/520" office:value-type="percentage" office:value="0.125">
            <text:p>12.50%</text:p>
          </table:table-cell>
          <table:table-cell table:style-name="ce2" table:formula="of:=DCOUNT([.D2:.D522];0;[.$B530:.$B531])/520" office:value-type="percentage" office:value="0.126923076923077">
            <text:p>12.69%</text:p>
          </table:table-cell>
          <table:table-cell table:style-name="ce2" table:formula="of:=DCOUNT([.E2:.E522];0;[.$B530:.$B531])/520" office:value-type="percentage" office:value="0.415384615384615">
            <text:p>41.54%</text:p>
          </table:table-cell>
          <table:table-cell table:style-name="ce2" table:formula="of:=DCOUNT([.F2:.F522];0;[.$B530:.$B531])/520" office:value-type="percentage" office:value="0.469230769230769">
            <text:p>46.92%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De vez em quando</text:p>
          </table:table-cell>
          <table:table-cell table:style-name="ce3" table:formula="of:=DCOUNT([.C2:.C522];0;[.$B532:.$B533])/520" office:value-type="percentage" office:value="0.05">
            <text:p>5.00%</text:p>
          </table:table-cell>
          <table:table-cell table:style-name="ce3" table:formula="of:=DCOUNT([.D2:.D522];0;[.$B532:.$B533])/520" office:value-type="percentage" office:value="0.448076923076923">
            <text:p>44.81%</text:p>
          </table:table-cell>
          <table:table-cell table:style-name="ce3" table:formula="of:=DCOUNT([.E2:.E522];0;[.$B532:.$B533])/520" office:value-type="percentage" office:value="0.373076923076923">
            <text:p>37.31%</text:p>
          </table:table-cell>
          <table:table-cell table:style-name="ce3" table:formula="of:=DCOUNT([.F2:.F522];0;[.$B532:.$B533])/520" office:value-type="percentage" office:value="0.340384615384615">
            <text:p>34.04%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1 a 3 vezes por semana</text:p>
          </table:table-cell>
          <table:table-cell table:style-name="ce3" table:formula="of:=DCOUNT([.C2:.C522];0;[.$B534:.$B535])/520" office:value-type="percentage" office:value="0.194230769230769">
            <text:p>19.42%</text:p>
          </table:table-cell>
          <table:table-cell table:style-name="ce3" table:formula="of:=DCOUNT([.D2:.D522];0;[.$B534:.$B535])/520" office:value-type="percentage" office:value="0.167307692307692">
            <text:p>16.73%</text:p>
          </table:table-cell>
          <table:table-cell table:style-name="ce3" table:formula="of:=DCOUNT([.E2:.E522];0;[.$B534:.$B535])/520" office:value-type="percentage" office:value="0.075">
            <text:p>7.50%</text:p>
          </table:table-cell>
          <table:table-cell table:style-name="ce3" table:formula="of:=DCOUNT([.F2:.F522];0;[.$B534:.$B535])/520" office:value-type="percentage" office:value="0.0442307692307692">
            <text:p>4.42%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Todos os dias</text:p>
          </table:table-cell>
          <table:table-cell table:style-name="ce3" table:formula="of:=DCOUNT([.C2:.C522];0;[.$B536:.$B537])/520" office:value-type="percentage" office:value="0.584615384615385">
            <text:p>58.46%</text:p>
          </table:table-cell>
          <table:table-cell table:style-name="ce3" table:formula="of:=DCOUNT([.D2:.D522];0;[.$B536:.$B537])/520" office:value-type="percentage" office:value="0.194230769230769">
            <text:p>19.42%</text:p>
          </table:table-cell>
          <table:table-cell table:style-name="ce3" table:formula="of:=DCOUNT([.E2:.E522];0;[.$B536:.$B537])/520" office:value-type="percentage" office:value="0.0134615384615385">
            <text:p>1.35%</text:p>
          </table:table-cell>
          <table:table-cell table:style-name="ce3" table:formula="of:=DCOUNT([.F2:.F522];0;[.$B536:.$B537])/520" office:value-type="percentage" office:value="0.0115384615384615">
            <text:p>1.15%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ão respondeu</text:p>
          </table:table-cell>
          <table:table-cell table:style-name="ce2" table:formula="of:=1-SUM([.C525:.C528])" office:value-type="percentage" office:value="0.0461538461538461">
            <text:p>4.62%</text:p>
          </table:table-cell>
          <table:table-cell table:style-name="ce2" table:formula="of:=1-SUM([.D525:.D528])" office:value-type="percentage" office:value="0.0634615384615385">
            <text:p>6.35%</text:p>
          </table:table-cell>
          <table:table-cell table:style-name="ce2" table:formula="of:=1-SUM([.E525:.E528])" office:value-type="percentage" office:value="0.123076923076923">
            <text:p>12.31%</text:p>
          </table:table-cell>
          <table:table-cell table:style-name="ce2" table:formula="of:=1-SUM([.F525:.F528])" office:value-type="percentage" office:value="0.134615384615385">
            <text:p>13.46%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uso de computador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>
            <text:p>Nunca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string">
            <text:p>uso de computador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De vez em quando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string">
            <text:p>uso de computador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1 a 3 vezes por semana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string">
            <text:p>uso de computador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Todos os dias</text:p>
          </table:table-cell>
          <table:table-cell table:number-columns-repeated="6"/>
        </table:table-row>
      </table:table>
      <table:table table:name="Uso de Internet por dispositivo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style-name="ce1"/>
          <table:table-cell table:style-name="ce1" office:value-type="string">
            <text:p>Computador</text:p>
          </table:table-cell>
          <table:table-cell table:style-name="ce1" office:value-type="string">
            <text:p>Laptop</text:p>
          </table:table-cell>
          <table:table-cell table:style-name="ce1" office:value-type="string">
            <text:p>Celular/Palm</text:p>
          </table:table-cell>
          <table:table-cell table:style-name="ce1" office:value-type="string">
            <text:p>Video-Game</text:p>
          </table:table-cell>
        </table:table-row>
        <table:table-row table:style-name="ro1">
          <table:table-cell office:value-type="string">
            <text:p>id</text:p>
          </table:table-cell>
          <table:table-cell table:number-columns-repeated="3" table:style-name="ce1" office:value-type="string">
            <text:p>uso de computador</text:p>
          </table:table-cell>
          <table:table-cell table:style-name="ce1" office:value-type="string">
            <text:p>uso de computador</text:p>
            <draw:frame table:end-cell-address="'Uso de Internet por dispositivo'.M33" table:end-x="0.8091in" table:end-y="0.0193in" draw:z-index="0" draw:style-name="gr1" svg:width="7.0866in" svg:height="5.4083in" svg:x="1.8067in" svg:y="0.1016in">
              <draw:object draw:notify-on-update-of-ranges="'Uso de Internet por dispositivo'.B524:'Uso de Internet por dispositivo'.E524 'Uso de Internet por dispositivo'.A525:'Uso de Internet por dispositivo'.A525 'Uso de Internet por dispositivo'.B525:'Uso de Internet por dispositivo'.E525 'Uso de Internet por dispositivo'.A526:'Uso de Internet por dispositivo'.A526 'Uso de Internet por dispositivo'.B526:'Uso de Internet por dispositivo'.E526 'Uso de Internet por dispositivo'.A527:'Uso de Internet por dispositivo'.A527 'Uso de Internet por dispositivo'.B527:'Uso de Internet por dispositivo'.E527 'Uso de Internet por dispositivo'.A528:'Uso de Internet por dispositivo'.A528 'Uso de Internet por dispositivo'.B528:'Uso de Internet por dispositivo'.E528 'Uso de Internet por dispositivo'.A529:'Uso de Internet por dispositivo'.A529 'Uso de Internet por dispositivo'.B529:'Uso de Internet por dispositivo'.E5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Todos os dia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/>
          <table:table-cell table:number-columns-repeated="3" office:value-type="string">
            <text:p>Todos os dias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De vez em quando</text:p>
          </table:table-cell>
          <table:table-cell/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4" office:value-type="string">
            <text:p>Todos os dias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4" office:value-type="string">
            <text:p>Todos os dias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number-columns-repeated="3" office:value-type="string">
            <text:p>Todos os dias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/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/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number-columns-repeated="2" office:value-type="string">
            <text:p>De vez em quando</text:p>
          </table:table-cell>
          <table:table-cell/>
          <table:table-cell office:value-type="string">
            <text:p>De vez em quando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4" office:value-type="string">
            <text:p>Nunca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/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number-columns-repeated="4" office:value-type="string">
            <text:p>Nunca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/>
          <table:table-cell table:number-columns-repeated="2" office:value-type="string">
            <text:p>Todos os dias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number-columns-repeated="3" office:value-type="string">
            <text:p>Todos os dias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431">
            <text:p>43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1 a 3 vezes por semana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De vez em quando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number-columns-repeated="3" office:value-type="string">
            <text:p>Todos os dias</text:p>
          </table:table-cell>
          <table:table-cell office:value-type="string">
            <text:p>1 a 3 vezes por semana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table:number-columns-repeated="3" office:value-type="string">
            <text:p>Todos os dias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Computador</text:p>
          </table:table-cell>
          <table:table-cell table:style-name="ce1" office:value-type="string">
            <text:p>Laptop</text:p>
          </table:table-cell>
          <table:table-cell table:style-name="ce1" office:value-type="string">
            <text:p>Celular/Palm</text:p>
          </table:table-cell>
          <table:table-cell table:style-name="ce1" office:value-type="string">
            <text:p>Video-Game</text:p>
          </table:table-cell>
        </table:table-row>
        <table:table-row table:style-name="ro1">
          <table:table-cell office:value-type="string">
            <text:p>Nunca</text:p>
          </table:table-cell>
          <table:table-cell table:style-name="ce2" table:formula="of:=DCOUNT([.B2:.B522];0;[.$A531:.$A532])/520" office:value-type="percentage" office:value="0.00961538461538462">
            <text:p>0.96%</text:p>
          </table:table-cell>
          <table:table-cell table:style-name="ce2" table:formula="of:=DCOUNT([.C2:.C522];0;[.$A531:.$A532])/520" office:value-type="percentage" office:value="0.267307692307692">
            <text:p>26.73%</text:p>
          </table:table-cell>
          <table:table-cell table:style-name="ce2" table:formula="of:=DCOUNT([.D2:.D522];0;[.$A531:.$A532])/520" office:value-type="percentage" office:value="0.555769230769231">
            <text:p>55.58%</text:p>
          </table:table-cell>
          <table:table-cell table:style-name="ce2" table:formula="of:=DCOUNT([.E2:.E522];0;[.$A531:.$A532])/520" office:value-type="percentage" office:value="0.719230769230769">
            <text:p>71.92%</text:p>
          </table:table-cell>
        </table:table-row>
        <table:table-row table:style-name="ro1">
          <table:table-cell table:style-name="ce1" office:value-type="string">
            <text:p>De vez em quando</text:p>
          </table:table-cell>
          <table:table-cell table:style-name="ce3" table:formula="of:=DCOUNT([.B2:.B522];0;[.$A533:.$A534])/520" office:value-type="percentage" office:value="0.109615384615385">
            <text:p>10.96%</text:p>
          </table:table-cell>
          <table:table-cell table:style-name="ce3" table:formula="of:=DCOUNT([.C2:.C522];0;[.$A533:.$A534])/520" office:value-type="percentage" office:value="0.328846153846154">
            <text:p>32.88%</text:p>
          </table:table-cell>
          <table:table-cell table:style-name="ce3" table:formula="of:=DCOUNT([.D2:.D522];0;[.$A533:.$A534])/520" office:value-type="percentage" office:value="0.176923076923077">
            <text:p>17.69%</text:p>
          </table:table-cell>
          <table:table-cell table:style-name="ce3" table:formula="of:=DCOUNT([.E2:.E522];0;[.$A533:.$A534])/520" office:value-type="percentage" office:value="0.1">
            <text:p>10.00%</text:p>
          </table:table-cell>
        </table:table-row>
        <table:table-row table:style-name="ro1">
          <table:table-cell table:style-name="ce1" office:value-type="string">
            <text:p>1 a 3 vezes por semana</text:p>
          </table:table-cell>
          <table:table-cell table:style-name="ce3" table:formula="of:=DCOUNT([.B2:.B522];0;[.$A535:.$A536])/520" office:value-type="percentage" office:value="0.242307692307692">
            <text:p>24.23%</text:p>
          </table:table-cell>
          <table:table-cell table:style-name="ce3" table:formula="of:=DCOUNT([.C2:.C522];0;[.$A535:.$A536])/520" office:value-type="percentage" office:value="0.117307692307692">
            <text:p>11.73%</text:p>
          </table:table-cell>
          <table:table-cell table:style-name="ce3" table:formula="of:=DCOUNT([.D2:.D522];0;[.$A535:.$A536])/520" office:value-type="percentage" office:value="0.0307692307692308">
            <text:p>3.08%</text:p>
          </table:table-cell>
          <table:table-cell table:style-name="ce3" table:formula="of:=DCOUNT([.E2:.E522];0;[.$A535:.$A536])/520" office:value-type="percentage" office:value="0.0192307692307692">
            <text:p>1.92%</text:p>
          </table:table-cell>
        </table:table-row>
        <table:table-row table:style-name="ro1">
          <table:table-cell table:style-name="ce1" office:value-type="string">
            <text:p>Todos os dias</text:p>
          </table:table-cell>
          <table:table-cell table:style-name="ce3" table:formula="of:=DCOUNT([.B2:.B522];0;[.$A537:.$A538])/520" office:value-type="percentage" office:value="0.625">
            <text:p>62.50%</text:p>
          </table:table-cell>
          <table:table-cell table:style-name="ce3" table:formula="of:=DCOUNT([.C2:.C522];0;[.$A537:.$A538])/520" office:value-type="percentage" office:value="0.213461538461538">
            <text:p>21.35%</text:p>
          </table:table-cell>
          <table:table-cell table:style-name="ce3" table:formula="of:=DCOUNT([.D2:.D522];0;[.$A537:.$A538])/520" office:value-type="percentage" office:value="0.111538461538462">
            <text:p>11.15%</text:p>
          </table:table-cell>
          <table:table-cell table:style-name="ce3" table:formula="of:=DCOUNT([.E2:.E522];0;[.$A537:.$A538])/520" office:value-type="percentage" office:value="0.0134615384615385">
            <text:p>1.35%</text:p>
          </table:table-cell>
        </table:table-row>
        <table:table-row table:style-name="ro1">
          <table:table-cell office:value-type="string">
            <text:p>Não respondeu</text:p>
          </table:table-cell>
          <table:table-cell table:style-name="ce2" table:formula="of:=1-SUM([.B525:.B528])" office:value-type="percentage" office:value="0.0134615384615385">
            <text:p>1.35%</text:p>
          </table:table-cell>
          <table:table-cell table:style-name="ce2" table:formula="of:=1-SUM([.C525:.C528])" office:value-type="percentage" office:value="0.073076923076923">
            <text:p>7.31%</text:p>
          </table:table-cell>
          <table:table-cell table:style-name="ce2" table:formula="of:=1-SUM([.D525:.D528])" office:value-type="percentage" office:value="0.125">
            <text:p>12.50%</text:p>
          </table:table-cell>
          <table:table-cell table:style-name="ce2" table:formula="of:=1-SUM([.E525:.E528])" office:value-type="percentage" office:value="0.148076923076923">
            <text:p>14.81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4"/>
        </table:table-row>
        <table:table-row table:style-name="ro1">
          <table:table-cell office:value-type="string">
            <text:p>Nun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 vez em quando</text:p>
          </table:table-cell>
          <table:table-cell table:number-columns-repeated="4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4"/>
        </table:table-row>
        <table:table-row table:style-name="ro1">
          <table:table-cell table:style-name="ce1" office:value-type="string">
            <text:p>1 a 3 vezes por seman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odos os dias</text:p>
          </table:table-cell>
          <table:table-cell table:number-columns-repeated="4"/>
        </table:table-row>
      </table:table>
      <table:table table:name="Uso de Internet - Tipo de serviço" table:style-name="ta1" table:print="false">
        <table:table-column table:style-name="co8" table:default-cell-style-name="Default"/>
        <table:table-column table:style-name="co9" table:number-columns-repeated="9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>
            <text:p>email</text:p>
          </table:table-cell>
          <table:table-cell table:style-name="ce1" office:value-type="string">
            <text:p>jogos</text:p>
          </table:table-cell>
          <table:table-cell table:style-name="ce1" office:value-type="string">
            <text:p>blogs</text:p>
          </table:table-cell>
          <table:table-cell table:style-name="ce1" office:value-type="string">
            <text:p>fóruns</text:p>
          </table:table-cell>
          <table:table-cell table:style-name="ce1" office:value-type="string">
            <text:p>portais/notícias</text:p>
          </table:table-cell>
          <table:table-cell table:style-name="ce1" office:value-type="string">
            <text:p>m.i.</text:p>
          </table:table-cell>
          <table:table-cell table:style-name="ce1" office:value-type="string">
            <text:p>redes sociais</text:p>
          </table:table-cell>
          <table:table-cell table:style-name="ce1" office:value-type="string">
            <text:p>chat</text:p>
          </table:table-cell>
          <table:table-cell table:style-name="ce1" office:value-type="string">
            <text:p>vídeos</text:p>
          </table:table-cell>
          <table:table-cell table:style-name="ce1" table:number-columns-repeated="2"/>
        </table:table-row>
        <table:table-row table:style-name="ro1">
          <table:table-cell office:value-type="string">
            <text:p>id</text:p>
          </table:table-cell>
          <table:table-cell table:number-columns-repeated="9" table:style-name="ce1" office:value-type="string">
            <text:p>uso de computador</text:p>
          </table:table-cell>
          <table:table-cell table:style-name="ce1"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6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dos os dias</text:p>
          </table:table-cell>
          <table:table-cell table:number-columns-repeated="8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style-name="ce1"/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style-name="ce1"/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6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style-name="ce1"/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9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Todos os dias</text:p>
          </table:table-cell>
          <table:table-cell table:number-columns-repeated="4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/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/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Todos os dias</text:p>
          </table:table-cell>
          <table:table-cell table:number-columns-repeated="3"/>
          <table:table-cell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1 a 3 vezes por semana</text:p>
          </table:table-cell>
          <table:table-cell table:number-columns-repeated="2"/>
          <table:table-cell table:number-columns-repeated="2" office:value-type="string">
            <text:p>1 a 3 vezes por semana</text:p>
          </table:table-cell>
          <table:table-cell table:number-columns-repeated="3"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style-name="ce1"/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9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1 a 3 vezes por semana</text:p>
          </table:table-cell>
          <table:table-cell/>
          <table:table-cell table:number-columns-repeated="3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table:style-name="ce1"/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/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 a 3 vezes por semana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1 a 3 vezes por semana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1 a 3 vezes por semana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e vez em quando</text:p>
          </table:table-cell>
          <table:table-cell table:number-columns-repeated="6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5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Todos os dias</text:p>
          </table:table-cell>
          <table:table-cell table:number-columns-repeated="3"/>
          <table:table-cell office:value-type="string">
            <text:p>Todos os dias</text:p>
          </table:table-cell>
          <table:table-cell table:number-columns-repeated="2"/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1 a 3 vezes por semana</text:p>
          </table:table-cell>
          <table:table-cell table:number-columns-repeated="5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number-columns-repeated="6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style-name="ce1"/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1 a 3 vezes por semana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/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Todos os dias</text:p>
          </table:table-cell>
          <table:table-cell table:number-columns-repeated="6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number-columns-repeated="5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/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table:number-columns-repeated="11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/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/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/>
          <table:table-cell office:value-type="string">
            <text:p>De vez em quando</text:p>
          </table:table-cell>
          <table:table-cell table:style-name="ce1"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11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4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11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/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5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4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1 a 3 vezes por semana</text:p>
          </table:table-cell>
          <table:table-cell/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Todos os dias</text:p>
          </table:table-cell>
          <table:table-cell table:number-columns-repeated="8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Todos os dias</text:p>
          </table:table-cell>
          <table:table-cell table:number-columns-repeated="3"/>
          <table:table-cell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number-columns-repeated="11"/>
        </table:table-row>
        <table:table-row table:style-name="ro1">
          <table:table-cell office:value-type="float" office:value="172">
            <text:p>172</text:p>
          </table:table-cell>
          <table:table-cell table:number-columns-repeated="4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number-columns-repeated="9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number-columns-repeated="4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number-columns-repeated="6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7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Todos os dias</text:p>
          </table:table-cell>
          <table:table-cell table:number-columns-repeated="4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4"/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Todos os dias</text:p>
          </table:table-cell>
          <table:table-cell/>
          <table:table-cell table:number-columns-repeated="3"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number-columns-repeated="11"/>
        </table:table-row>
        <table:table-row table:style-name="ro1">
          <table:table-cell office:value-type="float" office:value="209">
            <text:p>209</text:p>
          </table:table-cell>
          <table:table-cell table:number-columns-repeated="11"/>
        </table:table-row>
        <table:table-row table:style-name="ro1">
          <table:table-cell office:value-type="float" office:value="210">
            <text:p>210</text:p>
          </table:table-cell>
          <table:table-cell table:number-columns-repeated="11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number-columns-repeated="11"/>
        </table:table-row>
        <table:table-row table:style-name="ro1">
          <table:table-cell office:value-type="float" office:value="216">
            <text:p>216</text:p>
          </table:table-cell>
          <table:table-cell table:number-columns-repeated="11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De vez em quando</text:p>
          </table:table-cell>
          <table:table-cell table:number-columns-repeated="3"/>
          <table:table-cell table:number-columns-repeated="2" office:value-type="string">
            <text:p>De vez em quando</text:p>
          </table:table-cell>
          <table:table-cell/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7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5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/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Todos os dias</text:p>
          </table:table-cell>
          <table:table-cell/>
          <table:table-cell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De vez em quando</text:p>
          </table:table-cell>
          <table:table-cell table:number-columns-repeated="2"/>
          <table:table-cell table:number-columns-repeated="3"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  <table:table-cell office:value-type="string">
            <text:p>De vez em quando</text:p>
          </table:table-cell>
          <table:table-cell table:number-columns-repeated="6"/>
        </table:table-row>
        <table:table-row table:style-name="ro1">
          <table:table-cell office:value-type="float" office:value="255">
            <text:p>255</text:p>
          </table:table-cell>
          <table:table-cell table:number-columns-repeated="5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/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/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/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number-columns-repeated="3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Todos os dias</text:p>
          </table:table-cell>
          <table:table-cell table:number-columns-repeated="2"/>
          <table:table-cell table:number-columns-repeated="3" office:value-type="string">
            <text:p>Todos os dias</text:p>
          </table:table-cell>
          <table:table-cell table:number-columns-repeated="5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number-columns-repeated="11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5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1 a 3 vezes por semana</text:p>
          </table:table-cell>
          <table:table-cell table:number-columns-repeated="3"/>
          <table:table-cell office:value-type="string">
            <text:p>1 a 3 vezes por semana</text:p>
          </table:table-cell>
          <table:table-cell table:number-columns-repeated="6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4" office:value-type="string">
            <text:p>Todos os dias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Todos os dias</text:p>
          </table:table-cell>
          <table:table-cell/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Todos os dias</text:p>
          </table:table-cell>
          <table:table-cell table:number-columns-repeated="4"/>
          <table:table-cell table:number-columns-repeated="2"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1 a 3 vezes por semana</text:p>
          </table:table-cell>
          <table:table-cell table:number-columns-repeated="4"/>
          <table:table-cell table:number-columns-repeated="2" office:value-type="string">
            <text:p>1 a 3 vezes por semana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Todos os dias</text:p>
          </table:table-cell>
          <table:table-cell table:number-columns-repeated="4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number-columns-repeated="11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Todos os dias</text:p>
          </table:table-cell>
          <table:table-cell table:number-columns-repeated="4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number-columns-repeated="11"/>
        </table:table-row>
        <table:table-row table:style-name="ro1">
          <table:table-cell office:value-type="float" office:value="333">
            <text:p>333</text:p>
          </table:table-cell>
          <table:table-cell table:number-columns-repeated="11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number-columns-repeated="11"/>
        </table:table-row>
        <table:table-row table:style-name="ro1">
          <table:table-cell office:value-type="float" office:value="337">
            <text:p>337</text:p>
          </table:table-cell>
          <table:table-cell table:number-columns-repeated="11"/>
        </table:table-row>
        <table:table-row table:style-name="ro1">
          <table:table-cell office:value-type="float" office:value="338">
            <text:p>338</text:p>
          </table:table-cell>
          <table:table-cell table:number-columns-repeated="11"/>
        </table:table-row>
        <table:table-row table:style-name="ro1">
          <table:table-cell office:value-type="float" office:value="339">
            <text:p>339</text:p>
          </table:table-cell>
          <table:table-cell table:number-columns-repeated="11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number-columns-repeated="11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number-columns-repeated="2" office:value-type="string">
            <text:p>Todos os dias</text:p>
          </table:table-cell>
          <table:table-cell table:number-columns-repeated="2"/>
          <table:table-cell table:number-columns-repeated="3" office:value-type="string">
            <text:p>Todos os dias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9"/>
        </table:table-row>
        <table:table-row table:style-name="ro1">
          <table:table-cell office:value-type="float" office:value="357">
            <text:p>357</text:p>
          </table:table-cell>
          <table:table-cell table:number-columns-repeated="6"/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De vez em quando</text:p>
          </table:table-cell>
          <table:table-cell table:number-columns-repeated="8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4"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4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number-columns-repeated="11"/>
        </table:table-row>
        <table:table-row table:style-name="ro1">
          <table:table-cell office:value-type="float" office:value="373">
            <text:p>373</text:p>
          </table:table-cell>
          <table:table-cell table:number-columns-repeated="11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Todos os dias</text:p>
          </table:table-cell>
          <table:table-cell table:number-columns-repeated="10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5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1 a 3 vezes por semana</text:p>
          </table:table-cell>
          <table:table-cell table:number-columns-repeated="5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number-columns-repeated="11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4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number-columns-repeated="4" office:value-type="string">
            <text:p>De vez em quando</text:p>
          </table:table-cell>
          <table:table-cell table:number-columns-repeated="4"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number-columns-repeated="4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number-columns-repeated="2" office:value-type="string">
            <text:p>De vez em quando</text:p>
          </table:table-cell>
          <table:table-cell table:number-columns-repeated="4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/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4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/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Todos os dias</text:p>
          </table:table-cell>
          <table:table-cell table:number-columns-repeated="4"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number-columns-repeated="9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4"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Todos os dias</text:p>
          </table:table-cell>
          <table:table-cell table:number-columns-repeated="3"/>
          <table:table-cell table:number-columns-repeated="2" office:value-type="string">
            <text:p>1 a 3 vezes por semana</text:p>
          </table:table-cell>
          <table:table-cell table:number-columns-repeated="2"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Todos os dias</text:p>
          </table:table-cell>
          <table:table-cell/>
          <table:table-cell table:number-columns-repeated="2" office:value-type="string">
            <text:p>Todos os dias</text:p>
          </table:table-cell>
          <table:table-cell table:number-columns-repeated="7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1 a 3 vezes por semana</text:p>
          </table:table-cell>
          <table:table-cell table:number-columns-repeated="5"/>
          <table:table-cell office:value-type="string">
            <text:p>1 a 3 vezes por semana</text:p>
          </table:table-cell>
          <table:table-cell/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number-columns-repeated="5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/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5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4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table:number-columns-repeated="9"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/>
          <table:table-cell office:value-type="string">
            <text:p>1 a 3 vezes por semana</text:p>
          </table:table-cell>
          <table:table-cell/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number-columns-repeated="4"/>
          <table:table-cell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number-columns-repeated="5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number-columns-repeated="11"/>
        </table:table-row>
        <table:table-row table:style-name="ro1">
          <table:table-cell office:value-type="float" office:value="451">
            <text:p>451</text:p>
          </table:table-cell>
          <table:table-cell table:number-columns-repeated="11"/>
        </table:table-row>
        <table:table-row table:style-name="ro1">
          <table:table-cell office:value-type="float" office:value="452">
            <text:p>452</text:p>
          </table:table-cell>
          <table:table-cell table:number-columns-repeated="11"/>
        </table:table-row>
        <table:table-row table:style-name="ro1">
          <table:table-cell office:value-type="float" office:value="453">
            <text:p>453</text:p>
          </table:table-cell>
          <table:table-cell table:number-columns-repeated="11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5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Todos os dias</text:p>
          </table:table-cell>
          <table:table-cell table:number-columns-repeated="3"/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/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4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6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table:number-columns-repeated="2"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Todos os dias</text:p>
          </table:table-cell>
          <table:table-cell/>
          <table:table-cell office:value-type="string">
            <text:p>1 a 3 vezes por semana</text:p>
          </table:table-cell>
          <table:table-cell/>
          <table:table-cell office:value-type="string">
            <text:p>Todos os dias</text:p>
          </table:table-cell>
          <table:table-cell/>
          <table:table-cell office:value-type="string">
            <text:p>De vez em quando</text:p>
          </table:table-cell>
          <table:table-cell table:number-columns-repeated="4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Todos os dias</text:p>
          </table:table-cell>
          <table:table-cell table:number-columns-repeated="7"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/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number-columns-repeated="11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Todos os dias</text:p>
          </table:table-cell>
          <table:table-cell table:number-columns-repeated="2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/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3"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table:number-columns-repeated="2"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1 a 3 vezes por semana</text:p>
          </table:table-cell>
          <table:table-cell table:number-columns-repeated="4"/>
          <table:table-cell office:value-type="string">
            <text:p>Todos os dias</text:p>
          </table:table-cell>
          <table:table-cell office:value-type="string">
            <text:p>1 a 3 vezes por semana</text:p>
          </table:table-cell>
          <table:table-cell table:number-columns-repeated="4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1 a 3 vezes por seman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string">
            <text:p>Todos os dias</text:p>
          </table:table-cell>
          <table:table-cell table:number-columns-repeated="3"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1 a 3 vezes por semana</text:p>
          </table:table-cell>
          <table:table-cell table:number-columns-repeated="7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Todos os dias</text:p>
          </table:table-cell>
          <table:table-cell table:number-columns-repeated="4"/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1 a 3 vezes por semana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1 a 3 vezes por semana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De vez em quando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table:number-columns-repeated="3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Todos os dias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Todos os dias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Todos os dias</text:p>
          </table:table-cell>
          <table:table-cell table:number-columns-repeated="4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Todos os dias</text:p>
          </table:table-cell>
          <table:table-cell table:number-columns-repeated="3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1 a 3 vezes por semana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De vez em quando</text:p>
          </table:table-cell>
          <table:table-cell table:number-columns-repeated="2" office:value-type="string">
            <text:p>Nunca</text:p>
          </table:table-cell>
          <table:table-cell table:number-columns-repeated="4" office:value-type="string">
            <text:p>De vez em quando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Todos os dias</text:p>
          </table:table-cell>
          <table:table-cell table:number-columns-repeated="2"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Todos os dias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table:number-columns-repeated="2"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De vez em quando</text:p>
          </table:table-cell>
          <table:table-cell office:value-type="string">
            <text:p>1 a 3 vezes por semana</text:p>
          </table:table-cell>
          <table:table-cell office:value-type="string">
            <text:p>Nunca</text:p>
          </table:table-cell>
          <table:table-cell table:number-columns-repeated="2" office:value-type="string">
            <text:p>De vez em quando</text:p>
          </table:table-cell>
          <table:table-cell table:number-columns-repeated="2" office:value-type="string">
            <text:p>Todos os dias</text:p>
          </table:table-cell>
          <table:table-cell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Todos os dias</text:p>
          </table:table-cell>
          <table:table-cell table:number-columns-repeated="3" office:value-type="string">
            <text:p>Nunca</text:p>
          </table:table-cell>
          <table:table-cell table:number-columns-repeated="2" office:value-type="string">
            <text:p>Todos os dias</text:p>
          </table:table-cell>
          <table:table-cell table:number-columns-repeated="2" office:value-type="string">
            <text:p>Nunca</text:p>
          </table:table-cell>
          <table:table-cell office:value-type="string">
            <text:p>De vez em quando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style-name="ce1" office:value-type="string">
            <text:p>email</text:p>
          </table:table-cell>
          <table:table-cell table:style-name="ce1" office:value-type="string">
            <text:p>jogos</text:p>
          </table:table-cell>
          <table:table-cell table:style-name="ce1" office:value-type="string">
            <text:p>blogs</text:p>
          </table:table-cell>
          <table:table-cell table:style-name="ce1" office:value-type="string">
            <text:p>fóruns</text:p>
          </table:table-cell>
          <table:table-cell table:style-name="ce1" office:value-type="string">
            <text:p>portais/notícias</text:p>
          </table:table-cell>
          <table:table-cell table:style-name="ce1" office:value-type="string">
            <text:p>m.i.</text:p>
          </table:table-cell>
          <table:table-cell table:style-name="ce1" office:value-type="string">
            <text:p>redes sociais</text:p>
          </table:table-cell>
          <table:table-cell table:style-name="ce1" office:value-type="string">
            <text:p>chat</text:p>
          </table:table-cell>
          <table:table-cell table:style-name="ce1" office:value-type="string">
            <text:p>vídeos</text:p>
          </table:table-cell>
          <table:table-cell table:number-columns-repeated="2"/>
        </table:table-row>
        <table:table-row table:style-name="ro1">
          <table:table-cell office:value-type="string">
            <text:p>Nunca</text:p>
          </table:table-cell>
          <table:table-cell table:style-name="ce2" table:formula="of:=DCOUNT([.B2:.B522];0;[.$A531:.$A532])/520" office:value-type="percentage" office:value="0.00961538461538462">
            <text:p>0.96%</text:p>
          </table:table-cell>
          <table:table-cell table:style-name="ce2" table:formula="of:=DCOUNT([.C2:.C522];0;[.$A531:.$A532])/520" office:value-type="percentage" office:value="0.365384615384615">
            <text:p>36.54%</text:p>
          </table:table-cell>
          <table:table-cell table:style-name="ce2" table:formula="of:=DCOUNT([.D2:.D522];0;[.$A531:.$A532])/520" office:value-type="percentage" office:value="0.375">
            <text:p>37.50%</text:p>
          </table:table-cell>
          <table:table-cell table:style-name="ce2" table:formula="of:=DCOUNT([.E2:.E522];0;[.$A531:.$A532])/520" office:value-type="percentage" office:value="0.253846153846154">
            <text:p>25.38%</text:p>
          </table:table-cell>
          <table:table-cell table:style-name="ce2" table:formula="of:=DCOUNT([.F2:.F522];0;[.$A531:.$A532])/520" office:value-type="percentage" office:value="0.0480769230769231">
            <text:p>4.81%</text:p>
          </table:table-cell>
          <table:table-cell table:style-name="ce2" table:formula="of:=DCOUNT([.G2:.G522];0;[.$A531:.$A532])/520" office:value-type="percentage" office:value="0.075">
            <text:p>7.50%</text:p>
          </table:table-cell>
          <table:table-cell table:style-name="ce2" table:formula="of:=DCOUNT([.H2:.H522];0;[.$A531:.$A532])/520" office:value-type="percentage" office:value="0.242307692307692">
            <text:p>24.23%</text:p>
          </table:table-cell>
          <table:table-cell table:style-name="ce2" table:formula="of:=DCOUNT([.I2:.I522];0;[.$A531:.$A532])/520" office:value-type="percentage" office:value="0.511538461538462">
            <text:p>51.15%</text:p>
          </table:table-cell>
          <table:table-cell table:style-name="ce2" table:formula="of:=DCOUNT([.J2:.J522];0;[.$A531:.$A532])/520" office:value-type="percentage" office:value="0.0769230769230769">
            <text:p>7.69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e vez em quando</text:p>
          </table:table-cell>
          <table:table-cell table:style-name="ce3" table:formula="of:=DCOUNT([.B2:.B522];0;[.$A533:.$A534])/520" office:value-type="percentage" office:value="0.109615384615385">
            <text:p>10.96%</text:p>
          </table:table-cell>
          <table:table-cell table:style-name="ce3" table:formula="of:=DCOUNT([.C2:.C522];0;[.$A533:.$A534])/520" office:value-type="percentage" office:value="0.4">
            <text:p>40.00%</text:p>
          </table:table-cell>
          <table:table-cell table:style-name="ce3" table:formula="of:=DCOUNT([.D2:.D522];0;[.$A533:.$A534])/520" office:value-type="percentage" office:value="0.342307692307692">
            <text:p>34.23%</text:p>
          </table:table-cell>
          <table:table-cell table:style-name="ce3" table:formula="of:=DCOUNT([.E2:.E522];0;[.$A533:.$A534])/520" office:value-type="percentage" office:value="0.419230769230769">
            <text:p>41.92%</text:p>
          </table:table-cell>
          <table:table-cell table:style-name="ce3" table:formula="of:=DCOUNT([.F2:.F522];0;[.$A533:.$A534])/520" office:value-type="percentage" office:value="0.267307692307692">
            <text:p>26.73%</text:p>
          </table:table-cell>
          <table:table-cell table:style-name="ce3" table:formula="of:=DCOUNT([.G2:.G522];0;[.$A533:.$A534])/520" office:value-type="percentage" office:value="0.198076923076923">
            <text:p>19.81%</text:p>
          </table:table-cell>
          <table:table-cell table:style-name="ce3" table:formula="of:=DCOUNT([.H2:.H522];0;[.$A533:.$A534])/520" office:value-type="percentage" office:value="0.225">
            <text:p>22.50%</text:p>
          </table:table-cell>
          <table:table-cell table:style-name="ce3" table:formula="of:=DCOUNT([.I2:.I522];0;[.$A533:.$A534])/520" office:value-type="percentage" office:value="0.273076923076923">
            <text:p>27.31%</text:p>
          </table:table-cell>
          <table:table-cell table:style-name="ce3" table:formula="of:=DCOUNT([.J2:.J522];0;[.$A533:.$A534])/520" office:value-type="percentage" office:value="0.448076923076923">
            <text:p>44.81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 a 3 vezes por semana</text:p>
          </table:table-cell>
          <table:table-cell table:style-name="ce3" table:formula="of:=DCOUNT([.B2:.B522];0;[.$A535:.$A536])/520" office:value-type="percentage" office:value="0.257692307692308">
            <text:p>25.77%</text:p>
          </table:table-cell>
          <table:table-cell table:style-name="ce3" table:formula="of:=DCOUNT([.C2:.C522];0;[.$A535:.$A536])/520" office:value-type="percentage" office:value="0.075">
            <text:p>7.50%</text:p>
          </table:table-cell>
          <table:table-cell table:style-name="ce3" table:formula="of:=DCOUNT([.D2:.D522];0;[.$A535:.$A536])/520" office:value-type="percentage" office:value="0.109615384615385">
            <text:p>10.96%</text:p>
          </table:table-cell>
          <table:table-cell table:style-name="ce3" table:formula="of:=DCOUNT([.E2:.E522];0;[.$A535:.$A536])/520" office:value-type="percentage" office:value="0.165384615384615">
            <text:p>16.54%</text:p>
          </table:table-cell>
          <table:table-cell table:style-name="ce3" table:formula="of:=DCOUNT([.F2:.F522];0;[.$A535:.$A536])/520" office:value-type="percentage" office:value="0.282692307692308">
            <text:p>28.27%</text:p>
          </table:table-cell>
          <table:table-cell table:style-name="ce3" table:formula="of:=DCOUNT([.G2:.G522];0;[.$A535:.$A536])/520" office:value-type="percentage" office:value="0.225">
            <text:p>22.50%</text:p>
          </table:table-cell>
          <table:table-cell table:style-name="ce3" table:formula="of:=DCOUNT([.H2:.H522];0;[.$A535:.$A536])/520" office:value-type="percentage" office:value="0.186538461538462">
            <text:p>18.65%</text:p>
          </table:table-cell>
          <table:table-cell table:style-name="ce3" table:formula="of:=DCOUNT([.I2:.I522];0;[.$A535:.$A536])/520" office:value-type="percentage" office:value="0.0461538461538462">
            <text:p>4.62%</text:p>
          </table:table-cell>
          <table:table-cell table:style-name="ce3" table:formula="of:=DCOUNT([.J2:.J522];0;[.$A535:.$A536])/520" office:value-type="percentage" office:value="0.25">
            <text:p>25.00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odos os dias</text:p>
          </table:table-cell>
          <table:table-cell table:style-name="ce3" table:formula="of:=DCOUNT([.B2:.B522];0;[.$A537:.$A538])/520" office:value-type="percentage" office:value="0.559615384615385">
            <text:p>55.96%</text:p>
          </table:table-cell>
          <table:table-cell table:style-name="ce3" table:formula="of:=DCOUNT([.C2:.C522];0;[.$A537:.$A538])/520" office:value-type="percentage" office:value="0.0442307692307692">
            <text:p>4.42%</text:p>
          </table:table-cell>
          <table:table-cell table:style-name="ce3" table:formula="of:=DCOUNT([.D2:.D522];0;[.$A537:.$A538])/520" office:value-type="percentage" office:value="0.0538461538461539">
            <text:p>5.38%</text:p>
          </table:table-cell>
          <table:table-cell table:style-name="ce3" table:formula="of:=DCOUNT([.E2:.E522];0;[.$A537:.$A538])/520" office:value-type="percentage" office:value="0.0461538461538462">
            <text:p>4.62%</text:p>
          </table:table-cell>
          <table:table-cell table:style-name="ce3" table:formula="of:=DCOUNT([.F2:.F522];0;[.$A537:.$A538])/520" office:value-type="percentage" office:value="0.307692307692308">
            <text:p>30.77%</text:p>
          </table:table-cell>
          <table:table-cell table:style-name="ce3" table:formula="of:=DCOUNT([.G2:.G522];0;[.$A537:.$A538])/520" office:value-type="percentage" office:value="0.388461538461538">
            <text:p>38.85%</text:p>
          </table:table-cell>
          <table:table-cell table:style-name="ce3" table:formula="of:=DCOUNT([.H2:.H522];0;[.$A537:.$A538])/520" office:value-type="percentage" office:value="0.240384615384615">
            <text:p>24.04%</text:p>
          </table:table-cell>
          <table:table-cell table:style-name="ce3" table:formula="of:=DCOUNT([.I2:.I522];0;[.$A537:.$A538])/520" office:value-type="percentage" office:value="0.0461538461538462">
            <text:p>4.62%</text:p>
          </table:table-cell>
          <table:table-cell table:style-name="ce3" table:formula="of:=DCOUNT([.J2:.J522];0;[.$A537:.$A538])/520" office:value-type="percentage" office:value="0.117307692307692">
            <text:p>11.73%</text:p>
          </table:table-cell>
          <table:table-cell table:number-columns-repeated="2"/>
        </table:table-row>
        <table:table-row table:style-name="ro1">
          <table:table-cell office:value-type="string">
            <text:p>Não respondeu</text:p>
          </table:table-cell>
          <table:table-cell table:style-name="ce2" table:formula="of:=1-SUM([.B525:.B528])" office:value-type="percentage" office:value="0.0634615384615385">
            <text:p>6.35%</text:p>
          </table:table-cell>
          <table:table-cell table:style-name="ce2" table:formula="of:=1-SUM([.C525:.C528])" office:value-type="percentage" office:value="0.115384615384615">
            <text:p>11.54%</text:p>
          </table:table-cell>
          <table:table-cell table:style-name="ce2" table:formula="of:=1-SUM([.D525:.D528])" office:value-type="percentage" office:value="0.119230769230769">
            <text:p>11.92%</text:p>
          </table:table-cell>
          <table:table-cell table:style-name="ce2" table:formula="of:=1-SUM([.E525:.E528])" office:value-type="percentage" office:value="0.115384615384615">
            <text:p>11.54%</text:p>
          </table:table-cell>
          <table:table-cell table:style-name="ce2" table:formula="of:=1-SUM([.F525:.F528])" office:value-type="percentage" office:value="0.0942307692307691">
            <text:p>9.42%</text:p>
          </table:table-cell>
          <table:table-cell table:style-name="ce2" table:formula="of:=1-SUM([.G525:.G528])" office:value-type="percentage" office:value="0.113461538461539">
            <text:p>11.35%</text:p>
          </table:table-cell>
          <table:table-cell table:style-name="ce2" table:formula="of:=1-SUM([.H525:.H528])" office:value-type="percentage" office:value="0.105769230769231">
            <text:p>10.58%</text:p>
          </table:table-cell>
          <table:table-cell table:style-name="ce2" table:formula="of:=1-SUM([.I525:.I528])" office:value-type="percentage" office:value="0.123076923076923">
            <text:p>12.31%</text:p>
          </table:table-cell>
          <table:table-cell table:style-name="ce2" table:formula="of:=1-SUM([.J525:.J528])" office:value-type="percentage" office:value="0.107692307692308">
            <text:p>10.77%</text:p>
          </table:table-cell>
          <table:table-cell table:number-columns-repeated="2"/>
        </table:table-row>
        <table:table-row table:style-name="ro1">
          <table:table-cell table:number-columns-repeated="2"/>
          <table:table-cell>
            <draw:frame table:end-cell-address="'Uso de Internet - Tipo de serviço'.G565" table:end-x="0.6665in" table:end-y="0.1516in" draw:z-index="0" draw:style-name="gr1" svg:width="7.0866in" svg:height="6.2012in" svg:x="0.1579in" svg:y="0.1492in">
              <draw:object draw:notify-on-update-of-ranges="'Uso de Internet - Tipo de serviço'.B524:'Uso de Internet - Tipo de serviço'.J524 'Uso de Internet - Tipo de serviço'.A525:'Uso de Internet - Tipo de serviço'.A525 'Uso de Internet - Tipo de serviço'.B525:'Uso de Internet - Tipo de serviço'.J525 'Uso de Internet - Tipo de serviço'.A526:'Uso de Internet - Tipo de serviço'.A526 'Uso de Internet - Tipo de serviço'.B526:'Uso de Internet - Tipo de serviço'.J526 'Uso de Internet - Tipo de serviço'.A527:'Uso de Internet - Tipo de serviço'.A527 'Uso de Internet - Tipo de serviço'.B527:'Uso de Internet - Tipo de serviço'.J527 'Uso de Internet - Tipo de serviço'.A528:'Uso de Internet - Tipo de serviço'.A528 'Uso de Internet - Tipo de serviço'.B528:'Uso de Internet - Tipo de serviço'.J528 'Uso de Internet - Tipo de serviço'.A529:'Uso de Internet - Tipo de serviço'.A529 'Uso de Internet - Tipo de serviço'.B529:'Uso de Internet - Tipo de serviço'.J5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11"/>
        </table:table-row>
        <table:table-row table:style-name="ro1">
          <table:table-cell office:value-type="string">
            <text:p>Nunca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De vez em quando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 a 3 vezes por semana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uso de computado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odos os dias</text:p>
          </table:table-cell>
          <table:table-cell table:number-columns-repeated="11"/>
        </table:table-row>
      </table:table>
      <table:table table:name="Internet - Sites de relacionamento" table:style-name="ta1" table:print="false">
        <table:table-column table:style-name="co10" table:default-cell-style-name="Default"/>
        <table:table-column table:style-name="co9" table:number-columns-repeated="6" table:default-cell-style-name="Default"/>
        <table:table-row table:style-name="ro1">
          <table:table-cell table:style-name="ce1"/>
          <table:table-cell table:style-name="ce1" office:value-type="string">
            <text:p>Orkut</text:p>
          </table:table-cell>
          <table:table-cell table:style-name="ce1" office:value-type="string">
            <text:p>MySpace</text:p>
          </table:table-cell>
          <table:table-cell table:style-name="ce1" office:value-type="string">
            <text:p>Facebook</text:p>
          </table:table-cell>
          <table:table-cell table:style-name="ce1" office:value-type="string">
            <text:p>Twitter</text:p>
          </table:table-cell>
          <table:table-cell table:style-name="ce1" office:value-type="string">
            <text:p>Não Usa</text:p>
          </table:table-cell>
          <table:table-cell table:style-name="ce1" office:value-type="string">
            <text:p>Outros</text:p>
          </table:table-cell>
        </table:table-row>
        <table:table-row table:style-name="ro1">
          <table:table-cell office:value-type="string">
            <text:p>id</text:p>
          </table:table-cell>
          <table:table-cell table:number-columns-repeated="6" office:value-type="string">
            <text:p>sites de relacionamento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Hi 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onico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onico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Tagged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Gaia Online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kype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5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5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5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3"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5" office:value-type="string">
            <text:p>Não</text:p>
          </table:table-cell>
          <table:table-cell office:value-type="string">
            <text:p>e-mail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Hi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Hi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onico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number-columns-repeated="5" office:value-type="string">
            <text:p>Não</text:p>
          </table:table-cell>
          <table:table-cell office:value-type="string">
            <text:p>Hi 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table:number-columns-repeated="2"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onico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hotmail, gmail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table:number-columns-repeated="4" office:value-type="string">
            <text:p>Sim</text:p>
          </table:table-cell>
          <table:table-cell office:value-type="string">
            <text:p>Não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 office:value-type="string">
            <text:p>Hi5, Sonico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table:number-columns-repeated="2"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Paltalk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 office:value-type="string">
            <text:p>Sonico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Google Groups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table:number-columns-repeated="5" office:value-type="string">
            <text:p>Não</text:p>
          </table:table-cell>
          <table:table-cell office:value-type="string">
            <text:p>e-mail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Skype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Fotolog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table:number-columns-repeated="3"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Blogs, MSN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table:number-columns-repeated="2"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 office:value-type="string">
            <text:p>imeen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 office:value-type="string">
            <text:p>flickr, carbonmade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 office:value-type="string">
            <text:p>Fotolog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table:number-columns-repeated="5" office:value-type="string">
            <text:p>Não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table:number-columns-repeated="2"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03">
            <text:p>503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table:number-columns-repeated="4" office:value-type="string">
            <text:p>Não</text:p>
          </table:table-cell>
          <table:table-cell office:value-type="string">
            <text:p>Sim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table:number-columns-repeated="2" office:value-type="string">
            <text:p>Sim</text:p>
          </table:table-cell>
          <table:table-cell table:number-columns-repeated="3" office:value-type="string">
            <text:p>Não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  <table:table-cell table:number-columns-repeated="2" office:value-type="string">
            <text:p>Não</text:p>
          </table:table-cell>
          <table:table-cell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Sim</text:p>
          </table:table-cell>
          <table:table-cell table:number-columns-repeated="4" office:value-type="string">
            <text:p>Não</text:p>
          </table:table-cell>
          <table:table-cell office:value-type="string">
            <text:p>MS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Orkut</text:p>
          </table:table-cell>
          <table:table-cell table:style-name="ce1" office:value-type="string">
            <text:p>MySpace</text:p>
          </table:table-cell>
          <table:table-cell table:style-name="ce1" office:value-type="string">
            <text:p>Facebook</text:p>
          </table:table-cell>
          <table:table-cell table:style-name="ce1" office:value-type="string">
            <text:p>Twitter</text:p>
          </table:table-cell>
          <table:table-cell table:style-name="ce1" office:value-type="string">
            <text:p>Não Usa</text:p>
          </table:table-cell>
          <table:table-cell table:style-name="ce1" office:value-type="string">
            <text:p>Outros</text:p>
          </table:table-cell>
        </table:table-row>
        <table:table-row table:style-name="ro1">
          <table:table-cell/>
          <table:table-cell table:style-name="ce2" table:formula="of:=DCOUNT([.B2:.B522];0;[.$A527:.$A528])/520" office:value-type="percentage" office:value="0.767307692307692">
            <text:p>76.73%</text:p>
          </table:table-cell>
          <table:table-cell table:style-name="ce2" table:formula="of:=DCOUNT([.C2:.C522];0;[.$A527:.$A528])/520" office:value-type="percentage" office:value="0.0884615384615385">
            <text:p>8.85%</text:p>
          </table:table-cell>
          <table:table-cell table:style-name="ce2" table:formula="of:=DCOUNT([.D2:.D522];0;[.$A527:.$A528])/520" office:value-type="percentage" office:value="0.0442307692307692">
            <text:p>4.42%</text:p>
          </table:table-cell>
          <table:table-cell table:style-name="ce2" table:formula="of:=DCOUNT([.E2:.E522];0;[.$A527:.$A528])/520" office:value-type="percentage" office:value="0.0153846153846154">
            <text:p>1.54%</text:p>
          </table:table-cell>
          <table:table-cell table:style-name="ce2" table:formula="of:=DCOUNT([.F2:.F522];0;[.$A527:.$A528])/520" office:value-type="percentage" office:value="0.144230769230769">
            <text:p>14.42%</text:p>
          </table:table-cell>
          <table:table-cell table:style-name="ce2" table:formula="of:=30/520" office:value-type="percentage" office:value="0.0576923076923077">
            <text:p>5.77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sites de relacionamento</text:p>
          </table:table-cell>
          <table:table-cell table:number-columns-repeated="6"/>
        </table:table-row>
        <table:table-row table:style-name="ro1">
          <table:table-cell office:value-type="string">
            <text:p>sim</text:p>
          </table:table-cell>
          <table:table-cell table:number-columns-repeated="6"/>
        </table:table-row>
        <table:table-row table:style-name="ro1">
          <table:table-cell/>
          <table:table-cell>
            <draw:frame table:end-cell-address="'Internet - Sites de relacionamento'.E555" table:end-x="0.6587in" table:end-y="0.1142in" draw:z-index="0" draw:style-name="gr1" svg:width="5.2063in" svg:height="4.5555in" svg:x="0.3858in" svg:y="0.1638in">
              <draw:object draw:notify-on-update-of-ranges="'Internet - Sites de relacionamento'.B524:'Internet - Sites de relacionamento'.B524 'Internet - Sites de relacionamento'.B525:'Internet - Sites de relacionamento'.B525 'Internet - Sites de relacionamento'.C524:'Internet - Sites de relacionamento'.C524 'Internet - Sites de relacionamento'.C525:'Internet - Sites de relacionamento'.C525 'Internet - Sites de relacionamento'.D524:'Internet - Sites de relacionamento'.D524 'Internet - Sites de relacionamento'.D525:'Internet - Sites de relacionamento'.D525 'Internet - Sites de relacionamento'.E524:'Internet - Sites de relacionamento'.E524 'Internet - Sites de relacionamento'.E525:'Internet - Sites de relacionamento'.E525 'Internet - Sites de relacionamento'.F524:'Internet - Sites de relacionamento'.F524 'Internet - Sites de relacionamento'.F525:'Internet - Sites de relacionamento'.F525 'Internet - Sites de relacionamento'.G524:'Internet - Sites de relacionamento'.G524 'Internet - Sites de relacionamento'.G525:'Internet - Sites de relacionamento'.G52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</table:table>
      <table:table table:name="Opinião sobre FebraceV" table:style-name="ta1" table:print="false">
        <office:forms form:automatic-focus="false" form:apply-design-mode="false"/>
        <table:table-column table:style-name="co11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>
            <text:p>contato</text:p>
          </table:table-cell>
          <table:table-cell table:style-name="ce1" office:value-type="string">
            <text:p>trabalho online</text:p>
          </table:table-cell>
          <table:table-cell table:style-name="ce1" office:value-type="string">
            <text:p>feira virtual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table:number-columns-repeated="3" office:value-type="string">
            <text:p>opinião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cordo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cordo</text:p>
          </table:table-cell>
          <table:table-cell table:number-columns-repeated="2"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Discordo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oncordo</text:p>
          </table:table-cell>
          <table:table-cell table:number-columns-repeated="2"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oncordo</text:p>
          </table:table-cell>
          <table:table-cell table:number-columns-repeated="2"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number-columns-repeated="3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Dis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number-columns-repeated="2"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Concordo</text:p>
          </table:table-cell>
          <table:table-cell table:number-columns-repeated="2"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Concordo totalmente</text:p>
          </table:table-cell>
          <table:table-cell office:value-type="string">
            <text:p>Dis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string">
            <text:p>Concordo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number-columns-repeated="5"/>
        </table:table-row>
        <table:table-row table:style-name="ro1">
          <table:table-cell office:value-type="float" office:value="209">
            <text:p>209</text:p>
          </table:table-cell>
          <table:table-cell table:number-columns-repeated="5"/>
        </table:table-row>
        <table:table-row table:style-name="ro1">
          <table:table-cell office:value-type="float" office:value="210">
            <text:p>210</text:p>
          </table:table-cell>
          <table:table-cell table:number-columns-repeated="5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number-columns-repeated="5"/>
        </table:table-row>
        <table:table-row table:style-name="ro1">
          <table:table-cell office:value-type="float" office:value="216">
            <text:p>216</text:p>
          </table:table-cell>
          <table:table-cell table:number-columns-repeated="5"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Concordo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Concordo totalmente</text:p>
          </table:table-cell>
          <table:table-cell office:value-type="string">
            <text:p>Dis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number-columns-repeated="5"/>
        </table:table-row>
        <table:table-row table:style-name="ro1">
          <table:table-cell office:value-type="float" office:value="274">
            <text:p>27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Concordo</text:p>
          </table:table-cell>
          <table:table-cell table:number-columns-repeated="2"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number-columns-repeated="3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Neutro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number-columns-repeated="5"/>
        </table:table-row>
        <table:table-row table:style-name="ro1">
          <table:table-cell office:value-type="float" office:value="321">
            <text:p>32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number-columns-repeated="5"/>
        </table:table-row>
        <table:table-row table:style-name="ro1">
          <table:table-cell office:value-type="float" office:value="333">
            <text:p>333</text:p>
          </table:table-cell>
          <table:table-cell table:number-columns-repeated="5"/>
        </table:table-row>
        <table:table-row table:style-name="ro1">
          <table:table-cell office:value-type="float" office:value="334">
            <text:p>334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number-columns-repeated="5"/>
        </table:table-row>
        <table:table-row table:style-name="ro1">
          <table:table-cell office:value-type="float" office:value="337">
            <text:p>337</text:p>
          </table:table-cell>
          <table:table-cell table:number-columns-repeated="5"/>
        </table:table-row>
        <table:table-row table:style-name="ro1">
          <table:table-cell office:value-type="float" office:value="338">
            <text:p>338</text:p>
          </table:table-cell>
          <table:table-cell table:number-columns-repeated="5"/>
        </table:table-row>
        <table:table-row table:style-name="ro1">
          <table:table-cell office:value-type="float" office:value="339">
            <text:p>339</text:p>
          </table:table-cell>
          <table:table-cell table:number-columns-repeated="5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number-columns-repeated="5"/>
        </table:table-row>
        <table:table-row table:style-name="ro1">
          <table:table-cell office:value-type="float" office:value="344">
            <text:p>344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Concordo totalmente</text:p>
          </table:table-cell>
          <table:table-cell/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number-columns-repeated="2"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number-columns-repeated="5"/>
        </table:table-row>
        <table:table-row table:style-name="ro1">
          <table:table-cell office:value-type="float" office:value="373">
            <text:p>373</text:p>
          </table:table-cell>
          <table:table-cell table:number-columns-repeated="5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number-columns-repeated="2"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/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Neutro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Neutro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table:number-columns-repeated="3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number-columns-repeated="5"/>
        </table:table-row>
        <table:table-row table:style-name="ro1">
          <table:table-cell office:value-type="float" office:value="451">
            <text:p>451</text:p>
          </table:table-cell>
          <table:table-cell table:number-columns-repeated="5"/>
        </table:table-row>
        <table:table-row table:style-name="ro1">
          <table:table-cell office:value-type="float" office:value="452">
            <text:p>452</text:p>
          </table:table-cell>
          <table:table-cell table:number-columns-repeated="5"/>
        </table:table-row>
        <table:table-row table:style-name="ro1">
          <table:table-cell office:value-type="float" office:value="453">
            <text:p>453</text:p>
          </table:table-cell>
          <table:table-cell table:number-columns-repeated="5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Neutro</text:p>
          </table:table-cell>
          <table:table-cell office:value-type="string">
            <text:p>Discord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Concordo totalmente</text:p>
          </table:table-cell>
          <table:table-cell office:value-type="string">
            <text:p>Discordo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Concordo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table:number-columns-repeated="2"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Concordo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table:number-columns-repeated="5"/>
        </table:table-row>
        <table:table-row table:style-name="ro1">
          <table:table-cell office:value-type="float" office:value="493">
            <text:p>493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Concordo</text:p>
          </table:table-cell>
          <table:table-cell office:value-type="string">
            <text:p>Discordo totalmente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Concordo</text:p>
          </table:table-cell>
          <table:table-cell office:value-type="string">
            <text:p>Dis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Concordo totalmente</text:p>
          </table:table-cell>
          <table:table-cell office:value-type="string">
            <text:p>Discordo totalmente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/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Neutro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Discordo totalmente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table:number-columns-repeated="2"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Concordo totalmente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Concordo totalmente</text:p>
          </table:table-cell>
          <table:table-cell office:value-type="string">
            <text:p>Discordo totalmente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Neutro</text:p>
          </table:table-cell>
          <table:table-cell office:value-type="string">
            <text:p>Concordo totalmente</text:p>
          </table:table-cell>
          <table:table-cell office:value-type="string">
            <text:p>Discordo totalmente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/>
          <table:table-cell>
            <draw:frame table:end-cell-address="'Opinião sobre FebraceV'.K534" table:end-x="0.8248in" table:end-y="0.0728in" draw:z-index="0" draw:style-name="gr1" svg:width="4.9083in" svg:height="4.2945in" svg:x="0.3618in" svg:y="0.0287in">
              <draw:object draw:notify-on-update-of-ranges="'Opinião sobre FebraceV'.A524:'Opinião sobre FebraceV'.A524 'Opinião sobre FebraceV'.A525:'Opinião sobre FebraceV'.A530 'Opinião sobre FebraceV'.B524:'Opinião sobre FebraceV'.B524 'Opinião sobre FebraceV'.B525:'Opinião sobre FebraceV'.B53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Concordo totalmente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Concordo</text:p>
          </table:table-cell>
          <table:table-cell table:number-columns-repeated="2" office:value-type="string">
            <text:p>Neutro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Concordo</text:p>
          </table:table-cell>
          <table:table-cell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table:number-columns-repeated="2" office:value-type="string">
            <text:p>Concordo totalmente</text:p>
          </table:table-cell>
          <table:table-cell office:value-type="string">
            <text:p>Discordo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Concordo totalmente</text:p>
          </table:table-cell>
          <table:table-cell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Concordo</text:p>
          </table:table-cell>
          <table:table-cell table:number-columns-repeated="2"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table:number-columns-repeated="3"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table:number-columns-repeated="2" office:value-type="string">
            <text:p>Concordo</text:p>
          </table:table-cell>
          <table:table-cell office:value-type="string">
            <text:p>Concordo totalmente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table:number-columns-repeated="2" office:value-type="string">
            <text:p>Neutro</text:p>
          </table:table-cell>
          <table:table-cell office:value-type="string">
            <text:p>Concordo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table:number-columns-repeated="3" office:value-type="string">
            <text:p>Concordo totalment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Pergunta 1</text:p>
          </table:table-cell>
          <table:table-cell table:style-name="ce1" office:value-type="string">
            <text:p>Pergunta 2</text:p>
          </table:table-cell>
          <table:table-cell table:style-name="ce1" office:value-type="string">
            <text:p>Pergunta 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oncordo totalmente</text:p>
          </table:table-cell>
          <table:table-cell table:style-name="ce2" table:formula="of:=DCOUNT([.B2:.B522];0;[.$A532:.$A533])/520" office:value-type="percentage" office:value="0.528846153846154">
            <text:p>52.88%</text:p>
          </table:table-cell>
          <table:table-cell table:style-name="ce2" table:formula="of:=DCOUNT([.C2:.C522];0;[.$A532:.$A533])/520" office:value-type="percentage" office:value="0.205769230769231">
            <text:p>20.58%</text:p>
          </table:table-cell>
          <table:table-cell table:style-name="ce2" table:formula="of:=DCOUNT([.D2:.D522];0;[.$A532:.$A533])/520" office:value-type="percentage" office:value="0.209615384615385">
            <text:p>20.96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oncordo</text:p>
          </table:table-cell>
          <table:table-cell table:style-name="ce2" table:formula="of:=DCOUNT([.B2:.B522];0;[.$A534:.$A535])/520" office:value-type="percentage" office:value="0.353846153846154">
            <text:p>35.38%</text:p>
          </table:table-cell>
          <table:table-cell table:style-name="ce2" table:formula="of:=DCOUNT([.C2:.C522];0;[.$A534:.$A535])/520" office:value-type="percentage" office:value="0.430769230769231">
            <text:p>43.08%</text:p>
          </table:table-cell>
          <table:table-cell table:style-name="ce2" table:formula="of:=DCOUNT([.D2:.D522];0;[.$A534:.$A535])/520" office:value-type="percentage" office:value="0.426923076923077">
            <text:p>42.69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eutro</text:p>
          </table:table-cell>
          <table:table-cell table:style-name="ce3" table:formula="of:=DCOUNT([.B2:.B522];0;[.$A536:.$A537])/520" office:value-type="percentage" office:value="0.0557692307692308">
            <text:p>5.58%</text:p>
          </table:table-cell>
          <table:table-cell table:style-name="ce3" table:formula="of:=DCOUNT([.C2:.C522];0;[.$A536:.$A537])/520" office:value-type="percentage" office:value="0.209615384615385">
            <text:p>20.96%</text:p>
          </table:table-cell>
          <table:table-cell table:style-name="ce3" table:formula="of:=DCOUNT([.D2:.D522];0;[.$A536:.$A537])/520" office:value-type="percentage" office:value="0.207692307692308">
            <text:p>20.77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iscordo</text:p>
          </table:table-cell>
          <table:table-cell table:style-name="ce3" table:formula="of:=DCOUNT([.B2:.B522];0;[.$A538:.$A539])/520" office:value-type="percentage" office:value="0.00192307692307692">
            <text:p>0.19%</text:p>
          </table:table-cell>
          <table:table-cell table:style-name="ce3" table:formula="of:=DCOUNT([.C2:.C522];0;[.$A538:.$A539])/520" office:value-type="percentage" office:value="0.075">
            <text:p>7.50%</text:p>
          </table:table-cell>
          <table:table-cell table:style-name="ce3" table:formula="of:=DCOUNT([.D2:.D522];0;[.$A538:.$A539])/520" office:value-type="percentage" office:value="0.0711538461538462">
            <text:p>7.12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iscordo totalmente</text:p>
          </table:table-cell>
          <table:table-cell table:style-name="ce3" table:formula="of:=DCOUNT([.B2:.B522];0;[.$A540:.$A541])/520" office:value-type="percentage" office:value="0.00384615384615385">
            <text:p>0.38%</text:p>
          </table:table-cell>
          <table:table-cell table:style-name="ce3" table:formula="of:=DCOUNT([.C2:.C522];0;[.$A540:.$A541])/520" office:value-type="percentage" office:value="0.025">
            <text:p>2.50%</text:p>
          </table:table-cell>
          <table:table-cell table:style-name="ce3" table:formula="of:=DCOUNT([.D2:.D522];0;[.$A540:.$A541])/520" office:value-type="percentage" office:value="0.0288461538461538">
            <text:p>2.88%</text:p>
          </table:table-cell>
          <table:table-cell table:number-columns-repeated="2"/>
        </table:table-row>
        <table:table-row table:style-name="ro1">
          <table:table-cell office:value-type="string">
            <text:p>Não respondeu</text:p>
          </table:table-cell>
          <table:table-cell table:style-name="ce4" table:formula="of:=1-SUM([.B525:.B529])" office:value-type="percentage" office:value="0.0557692307692308">
            <text:p>5.58%</text:p>
          </table:table-cell>
          <table:table-cell table:style-name="ce2" table:formula="of:=1-SUM([.C525:.C529])" office:value-type="percentage" office:value="0.0538461538461539">
            <text:p>5.38%</text:p>
          </table:table-cell>
          <table:table-cell table:style-name="ce2" table:formula="of:=1-SUM([.D525:.D529])" office:value-type="percentage" office:value="0.0557692307692308">
            <text:p>5.58%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opiniã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Concordo totalment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piniã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Concordo</text:p>
          </table:table-cell>
          <table:table-cell table:number-columns-repeated="4"/>
          <table:table-cell>
            <draw:frame table:end-cell-address="'Opinião sobre FebraceV'.K559" table:end-x="0.7693in" table:end-y="0.0217in" draw:z-index="1" draw:style-name="gr1" svg:width="4.8256in" svg:height="4.2224in" svg:x="0.389in" svg:y="0.05in">
              <draw:object draw:notify-on-update-of-ranges="'Opinião sobre FebraceV'.A524:'Opinião sobre FebraceV'.A524 'Opinião sobre FebraceV'.A525:'Opinião sobre FebraceV'.A530 'Opinião sobre FebraceV'.C524:'Opinião sobre FebraceV'.C524 'Opinião sobre FebraceV'.C525:'Opinião sobre FebraceV'.C53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opiniã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Neutr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piniã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Discord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pinião</text:p>
          </table:table-cell>
          <table:table-cell table:number-columns-repeated="5"/>
        </table:table-row>
        <table:table-row table:style-name="ro1">
          <table:table-cell table:style-name="ce1" office:value-type="string">
            <text:p>Discordo totalmente</text:p>
          </table:table-cell>
          <table:table-cell table:number-columns-repeated="5"/>
        </table:table-row>
        <table:table-row table:style-name="ro1" table:number-rows-repeated="20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'Opinião sobre FebraceV'.K585" table:end-x="0.8346in" table:end-y="0.1409in" draw:z-index="2" draw:style-name="gr1" svg:width="4.8075in" svg:height="4.2063in" svg:x="0.4724in" svg:y="0.0083in">
              <draw:object draw:notify-on-update-of-ranges="'Opinião sobre FebraceV'.A524:'Opinião sobre FebraceV'.A524 'Opinião sobre FebraceV'.A525:'Opinião sobre FebraceV'.A530 'Opinião sobre FebraceV'.D524:'Opinião sobre FebraceV'.D524 'Opinião sobre FebraceV'.D525:'Opinião sobre FebraceV'.D53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</table:table>
      <table:table table:name="Escola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>
            <text:p>escola</text:p>
          </table:table-cell>
          <table:table-cell table:style-name="ce1"/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tipo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Particular</text:p>
          </table:table-cell>
          <table:table-cell/>
          <table:table-cell>
            <draw:frame table:end-cell-address="Escola.J533" table:end-x="0.0378in" table:end-y="0.0114in" draw:z-index="0" draw:style-name="gr1" svg:width="4.8331in" svg:height="3.772in" svg:x="0.5386in" svg:y="0.1362in">
              <draw:object draw:notify-on-update-of-ranges="Escola.A525:Escola.A525 Escola.B525:Escola.B525 Escola.A526:Escola.A526 Escola.B526:Escola.B526 Escola.A527:Escola.A527 Escola.B527:Escola.B527 Escola.A528:Escola.A528 Escola.B528:Escola.B52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Fundação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Pública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Particula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>
            <text:p>escola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Particular</text:p>
          </table:table-cell>
          <table:table-cell table:style-name="ce2" table:formula="of:=DCOUNT([.B2:.B522];0;[.$A532:.$A533])/520" office:value-type="percentage" office:value="0.351923076923077">
            <text:p>35.19%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Pública</text:p>
          </table:table-cell>
          <table:table-cell table:style-name="ce2" table:formula="of:=DCOUNT([.B2:.B522];0;[.$A534:.$A535])/520" office:value-type="percentage" office:value="0.475">
            <text:p>47.50%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Fundação</text:p>
          </table:table-cell>
          <table:table-cell table:style-name="ce3" table:formula="of:=DCOUNT([.B2:.B522];0;[.$A536:.$A537])/520" office:value-type="percentage" office:value="0.15">
            <text:p>15.00%</text:p>
          </table:table-cell>
          <table:table-cell table:style-name="ce3"/>
          <table:table-cell/>
        </table:table-row>
        <table:table-row table:style-name="ro1">
          <table:table-cell table:style-name="ce1" office:value-type="string">
            <text:p>Não responderam</text:p>
          </table:table-cell>
          <table:table-cell table:style-name="ce3" table:formula="of:=1-SUM([.B525:.B527])" office:value-type="percentage" office:value="0.023076923076923">
            <text:p>2.31%</text:p>
          </table:table-cell>
          <table:table-cell table:style-name="ce3"/>
          <table:table-cell/>
        </table:table-row>
        <table:table-row table:style-name="ro1">
          <table:table-cell table:style-name="ce1"/>
          <table:table-cell table:style-name="ce3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articular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ública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undação</text:p>
          </table:table-cell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</table:table>
      <table:table table:name="Participante" table:style-name="ta1" table:print="false">
        <table:table-column table:style-name="co14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>
            <text:p>usuario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tipo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Visitante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Visitante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Visitante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07">
            <text:p>407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2">
            <text:p>412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6">
            <text:p>506</text:p>
          </table:table-cell>
          <table:table-cell table:number-columns-repeated="4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519">
            <text:p>519</text:p>
          </table:table-cell>
          <table:table-cell table:number-columns-repeated="4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Orientador / Co-orientador</text:p>
          </table:table-cell>
          <table:table-cell table:number-columns-repeated="2"/>
          <table:table-cell>
            <draw:frame table:end-cell-address="Participante.K541" table:end-x="0.1642in" table:end-y="0.1555in" draw:z-index="0" draw:style-name="gr1" svg:width="4.9965in" svg:height="4.4276in" svg:x="0.502in" svg:y="0.1559in">
              <draw:object draw:notify-on-update-of-ranges="Participante.B524:Participante.B524 Participante.A525:Participante.A525 Participante.B525:Participante.B525 Participante.A526:Participante.A526 Participante.B526:Participante.B526 Participante.A527:Participante.A527 Participante.B527:Participante.B527 Participante.A528:Participante.A528 Participante.B528:Participante.B528 Participante.A529:Participante.A529 Participante.B529:Participante.B52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Orientador / Co-orientador</text:p>
          </table:table-cell>
          <table:table-cell table:number-columns-repeated="3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Acompanhante</text:p>
          </table:table-cell>
          <table:table-cell table:number-columns-repeated="3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Finalist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usuari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inalista</text:p>
          </table:table-cell>
          <table:table-cell table:style-name="ce2" table:formula="of:=DCOUNT([.B2:.B522];0;[.$A533:.$A534])/520" office:value-type="percentage" office:value="0.711538461538462">
            <text:p>71.15%</text:p>
          </table:table-cell>
          <table:table-cell table:number-columns-repeated="3"/>
        </table:table-row>
        <table:table-row table:style-name="ro1">
          <table:table-cell office:value-type="string">
            <text:p>Orientador / Co-orientador</text:p>
          </table:table-cell>
          <table:table-cell table:style-name="ce2" table:formula="of:=DCOUNT([.B2:.B522];0;[.$A535:.$A536])/520" office:value-type="percentage" office:value="0.213461538461538">
            <text:p>21.35%</text:p>
          </table:table-cell>
          <table:table-cell table:number-columns-repeated="3"/>
        </table:table-row>
        <table:table-row table:style-name="ro1">
          <table:table-cell office:value-type="string">
            <text:p>Acompanhante</text:p>
          </table:table-cell>
          <table:table-cell table:style-name="ce3" table:formula="of:=DCOUNT([.B2:.B522];0;[.$A537:.$A538])/520" office:value-type="percentage" office:value="0.0423076923076923">
            <text:p>4.23%</text:p>
          </table:table-cell>
          <table:table-cell table:number-columns-repeated="3"/>
        </table:table-row>
        <table:table-row table:style-name="ro1">
          <table:table-cell office:value-type="string">
            <text:p>Visitante</text:p>
          </table:table-cell>
          <table:table-cell table:style-name="ce3" table:formula="of:=DCOUNT([.B2:.B522];0;[.$A539:.$A540])/520" office:value-type="percentage" office:value="0.00576923076923077">
            <text:p>0.58%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ão responderam</text:p>
          </table:table-cell>
          <table:table-cell table:style-name="ce3" table:formula="of:=1-SUM([.B525:.B528])" office:value-type="percentage" office:value="0.0269230769230769">
            <text:p>2.69%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4"/>
        </table:table-row>
        <table:table-row table:style-name="ro1">
          <table:table-cell table:style-name="ce1" office:value-type="string">
            <text:p>Finalist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4"/>
        </table:table-row>
        <table:table-row table:style-name="ro1">
          <table:table-cell office:value-type="string">
            <text:p>Orientador / Co-orientador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4"/>
        </table:table-row>
        <table:table-row table:style-name="ro1">
          <table:table-cell office:value-type="string">
            <text:p>Acompanhant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ipo</text:p>
          </table:table-cell>
          <table:table-cell table:number-columns-repeated="4"/>
        </table:table-row>
        <table:table-row table:style-name="ro1">
          <table:table-cell office:value-type="string">
            <text:p>Visitante</text:p>
          </table:table-cell>
          <table:table-cell table:number-columns-repeated="4"/>
        </table:table-row>
      </table:table>
      <table:database-ranges>
        <table:database-range table:target-range-address="'Uso de Internet - Tipo de serviço'.B2:'Uso de Internet - Tipo de serviço'.B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 style:print="charts drawings grid objects zero-value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3">06/23/2009</text:date>, <text:time>19:0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rvey_20_Results" style:display-name="PageStyle_Survey 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6-23T19:05:34</dc:date>
    <meta:generator>OpenOffice.org/3.0$Unix OpenOffice.org_project/300m15$Build-9379</meta:generator>
    <meta:editing-duration>PT07H48M37S</meta:editing-duration>
    <meta:editing-cycles>19</meta:editing-cycles>
    <meta:document-statistic meta:table-count="7" meta:cell-count="17504" meta:object-count="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4pt" style:font-size-asian="23.5pt" style:font-size-complex="23.5pt"/>
    </style:style>
    <style:style style:name="ch3" style:family="chart">
      <style:chart-properties chart:three-dimensional="true" chart:connect-bars="fals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12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12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3.763cm" chart:class="chart:bar" chart:style-name="ch1">
        <chart:legend chart:legend-position="end" svg:x="12.784cm" svg:y="3.6cm" chart:style-name="ch2"/>
        <chart:plot-area chart:style-name="ch3" table:cell-range-address="'Uso de Internet por Local'.B524:'Uso de Internet por Local'.F529" chart:data-source-has-labels="both" svg:x="0.359cm" svg:y="0.274cm" svg:width="12.066cm" svg:height="12.93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Uso de Internet por Local'.C524:'Uso de Internet por Local'.F52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Uso de Internet por Local'.C525:'Uso de Internet por Local'.F525" chart:label-cell-address="'Uso de Internet por Local'.B525:'Uso de Internet por Local'.B525" chart:class="chart:bar">
            <chart:data-point chart:repeated="4"/>
          </chart:series>
          <chart:series chart:style-name="ch9" chart:values-cell-range-address="'Uso de Internet por Local'.C526:'Uso de Internet por Local'.F526" chart:label-cell-address="'Uso de Internet por Local'.B526:'Uso de Internet por Local'.B526" chart:class="chart:bar">
            <chart:data-point chart:repeated="4"/>
          </chart:series>
          <chart:series chart:style-name="ch10" chart:values-cell-range-address="'Uso de Internet por Local'.C527:'Uso de Internet por Local'.F527" chart:label-cell-address="'Uso de Internet por Local'.B527:'Uso de Internet por Local'.B527" chart:class="chart:bar">
            <chart:data-point chart:repeated="4"/>
          </chart:series>
          <chart:series chart:style-name="ch11" chart:values-cell-range-address="'Uso de Internet por Local'.C528:'Uso de Internet por Local'.F528" chart:label-cell-address="'Uso de Internet por Local'.B528:'Uso de Internet por Local'.B528" chart:class="chart:bar">
            <chart:data-point chart:repeated="4"/>
          </chart:series>
          <chart:series chart:style-name="ch12" chart:values-cell-range-address="'Uso de Internet por Local'.C529:'Uso de Internet por Local'.F529" chart:label-cell-address="'Uso de Internet por Local'.B529:'Uso de Internet por Local'.B52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Uso de Internet por Local'.C524:'Uso de Internet por Local'.F524">Em casa</text:p>
              </table:table-cell>
              <table:table-cell office:value-type="string">
                <text:p>Na escola</text:p>
              </table:table-cell>
              <table:table-cell office:value-type="string">
                <text:p>Na lan-house</text:p>
              </table:table-cell>
              <table:table-cell office:value-type="string">
                <text:p>Em espaços públicos</text:p>
              </table:table-cell>
            </table:table-row>
          </table:table-header-rows>
          <table:table-rows>
            <table:table-row>
              <table:table-cell office:value-type="string">
                <text:p text:id="'Uso de Internet por Local'.B525:'Uso de Internet por Local'.B525">Nunca</text:p>
              </table:table-cell>
              <table:table-cell office:value-type="float" office:value="0.125">
                <text:p text:id="'Uso de Internet por Local'.C525:'Uso de Internet por Local'.F525">0.125</text:p>
              </table:table-cell>
              <table:table-cell office:value-type="float" office:value="0.126923076923077">
                <text:p>0.126923076923077</text:p>
              </table:table-cell>
              <table:table-cell office:value-type="float" office:value="0.415384615384615">
                <text:p>0.415384615384615</text:p>
              </table:table-cell>
              <table:table-cell office:value-type="float" office:value="0.469230769230769">
                <text:p>0.469230769230769</text:p>
              </table:table-cell>
            </table:table-row>
            <table:table-row>
              <table:table-cell office:value-type="string">
                <text:p text:id="'Uso de Internet por Local'.B526:'Uso de Internet por Local'.B526">De vez em quando</text:p>
              </table:table-cell>
              <table:table-cell office:value-type="float" office:value="0.05">
                <text:p text:id="'Uso de Internet por Local'.C526:'Uso de Internet por Local'.F526">0.05</text:p>
              </table:table-cell>
              <table:table-cell office:value-type="float" office:value="0.448076923076923">
                <text:p>0.448076923076923</text:p>
              </table:table-cell>
              <table:table-cell office:value-type="float" office:value="0.373076923076923">
                <text:p>0.373076923076923</text:p>
              </table:table-cell>
              <table:table-cell office:value-type="float" office:value="0.340384615384615">
                <text:p>0.340384615384615</text:p>
              </table:table-cell>
            </table:table-row>
            <table:table-row>
              <table:table-cell office:value-type="string">
                <text:p text:id="'Uso de Internet por Local'.B527:'Uso de Internet por Local'.B527">1 a 3 vezes por semana</text:p>
              </table:table-cell>
              <table:table-cell office:value-type="float" office:value="0.194230769230769">
                <text:p text:id="'Uso de Internet por Local'.C527:'Uso de Internet por Local'.F527">0.194230769230769</text:p>
              </table:table-cell>
              <table:table-cell office:value-type="float" office:value="0.167307692307692">
                <text:p>0.167307692307692</text:p>
              </table:table-cell>
              <table:table-cell office:value-type="float" office:value="0.075">
                <text:p>0.075</text:p>
              </table:table-cell>
              <table:table-cell office:value-type="float" office:value="0.0442307692307692">
                <text:p>0.0442307692307692</text:p>
              </table:table-cell>
            </table:table-row>
            <table:table-row>
              <table:table-cell office:value-type="string">
                <text:p text:id="'Uso de Internet por Local'.B528:'Uso de Internet por Local'.B528">Todos os dias</text:p>
              </table:table-cell>
              <table:table-cell office:value-type="float" office:value="0.584615384615385">
                <text:p text:id="'Uso de Internet por Local'.C528:'Uso de Internet por Local'.F528">0.584615384615385</text:p>
              </table:table-cell>
              <table:table-cell office:value-type="float" office:value="0.194230769230769">
                <text:p>0.194230769230769</text:p>
              </table:table-cell>
              <table:table-cell office:value-type="float" office:value="0.0134615384615385">
                <text:p>0.0134615384615385</text:p>
              </table:table-cell>
              <table:table-cell office:value-type="float" office:value="0.0115384615384615">
                <text:p>0.0115384615384615</text:p>
              </table:table-cell>
            </table:table-row>
            <table:table-row>
              <table:table-cell office:value-type="string">
                <text:p text:id="'Uso de Internet por Local'.B529:'Uso de Internet por Local'.B529">Não respondeu</text:p>
              </table:table-cell>
              <table:table-cell office:value-type="float" office:value="0.0461538461538461">
                <text:p text:id="'Uso de Internet por Local'.C529:'Uso de Internet por Local'.F529">0.0461538461538461</text:p>
              </table:table-cell>
              <table:table-cell office:value-type="float" office:value="0.0634615384615385">
                <text:p>0.0634615384615385</text:p>
              </table:table-cell>
              <table:table-cell office:value-type="float" office:value="0.123076923076923">
                <text:p>0.123076923076923</text:p>
              </table:table-cell>
              <table:table-cell office:value-type="float" office:value="0.134615384615385">
                <text:p>0.134615384615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.9394283294678pt" style:font-size-asian="14.9394283294678pt" style:font-size-complex="14.9394283294678pt"/>
    </style:style>
    <style:style style:name="ch3" style:family="chart">
      <style:chart-properties chart:three-dimensional="true" chart:connect-bars="fals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12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1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3.738cm" chart:class="chart:bar" chart:style-name="ch1">
        <chart:legend chart:legend-position="end" svg:x="12.785cm" svg:y="3.595cm" chart:style-name="ch2"/>
        <chart:plot-area chart:style-name="ch3" table:cell-range-address="'Uso de Internet por dispositivo'.A524:'Uso de Internet por dispositivo'.E529" chart:data-source-has-labels="both" svg:x="0cm" svg:y="0.818cm" svg:width="12.064cm" svg:height="12.9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Uso de Internet por dispositivo'.B524:'Uso de Internet por dispositivo'.E52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Uso de Internet por dispositivo'.B525:'Uso de Internet por dispositivo'.E525" chart:label-cell-address="'Uso de Internet por dispositivo'.A525:'Uso de Internet por dispositivo'.A525" chart:class="chart:bar">
            <chart:data-point chart:repeated="4"/>
          </chart:series>
          <chart:series chart:style-name="ch9" chart:values-cell-range-address="'Uso de Internet por dispositivo'.B526:'Uso de Internet por dispositivo'.E526" chart:label-cell-address="'Uso de Internet por dispositivo'.A526:'Uso de Internet por dispositivo'.A526" chart:class="chart:bar">
            <chart:data-point chart:repeated="4"/>
          </chart:series>
          <chart:series chart:style-name="ch10" chart:values-cell-range-address="'Uso de Internet por dispositivo'.B527:'Uso de Internet por dispositivo'.E527" chart:label-cell-address="'Uso de Internet por dispositivo'.A527:'Uso de Internet por dispositivo'.A527" chart:class="chart:bar">
            <chart:data-point chart:repeated="4"/>
          </chart:series>
          <chart:series chart:style-name="ch11" chart:values-cell-range-address="'Uso de Internet por dispositivo'.B528:'Uso de Internet por dispositivo'.E528" chart:label-cell-address="'Uso de Internet por dispositivo'.A528:'Uso de Internet por dispositivo'.A528" chart:class="chart:bar">
            <chart:data-point chart:repeated="4"/>
          </chart:series>
          <chart:series chart:style-name="ch12" chart:values-cell-range-address="'Uso de Internet por dispositivo'.B529:'Uso de Internet por dispositivo'.E529" chart:label-cell-address="'Uso de Internet por dispositivo'.A529:'Uso de Internet por dispositivo'.A52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Uso de Internet por dispositivo'.B524:'Uso de Internet por dispositivo'.E524">Computador</text:p>
              </table:table-cell>
              <table:table-cell office:value-type="string">
                <text:p>Laptop</text:p>
              </table:table-cell>
              <table:table-cell office:value-type="string">
                <text:p>Celular/Palm</text:p>
              </table:table-cell>
              <table:table-cell office:value-type="string">
                <text:p>Video-Game</text:p>
              </table:table-cell>
            </table:table-row>
          </table:table-header-rows>
          <table:table-rows>
            <table:table-row>
              <table:table-cell office:value-type="string">
                <text:p text:id="'Uso de Internet por dispositivo'.A525:'Uso de Internet por dispositivo'.A525">Nunca</text:p>
              </table:table-cell>
              <table:table-cell office:value-type="float" office:value="0.00961538461538462">
                <text:p text:id="'Uso de Internet por dispositivo'.B525:'Uso de Internet por dispositivo'.E525">0.00961538461538462</text:p>
              </table:table-cell>
              <table:table-cell office:value-type="float" office:value="0.267307692307692">
                <text:p>0.267307692307692</text:p>
              </table:table-cell>
              <table:table-cell office:value-type="float" office:value="0.555769230769231">
                <text:p>0.555769230769231</text:p>
              </table:table-cell>
              <table:table-cell office:value-type="float" office:value="0.719230769230769">
                <text:p>0.719230769230769</text:p>
              </table:table-cell>
            </table:table-row>
            <table:table-row>
              <table:table-cell office:value-type="string">
                <text:p text:id="'Uso de Internet por dispositivo'.A526:'Uso de Internet por dispositivo'.A526">De vez em quando</text:p>
              </table:table-cell>
              <table:table-cell office:value-type="float" office:value="0.109615384615385">
                <text:p text:id="'Uso de Internet por dispositivo'.B526:'Uso de Internet por dispositivo'.E526">0.109615384615385</text:p>
              </table:table-cell>
              <table:table-cell office:value-type="float" office:value="0.328846153846154">
                <text:p>0.328846153846154</text:p>
              </table:table-cell>
              <table:table-cell office:value-type="float" office:value="0.176923076923077">
                <text:p>0.17692307692307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 text:id="'Uso de Internet por dispositivo'.A527:'Uso de Internet por dispositivo'.A527">1 a 3 vezes por semana</text:p>
              </table:table-cell>
              <table:table-cell office:value-type="float" office:value="0.242307692307692">
                <text:p text:id="'Uso de Internet por dispositivo'.B527:'Uso de Internet por dispositivo'.E527">0.242307692307692</text:p>
              </table:table-cell>
              <table:table-cell office:value-type="float" office:value="0.117307692307692">
                <text:p>0.117307692307692</text:p>
              </table:table-cell>
              <table:table-cell office:value-type="float" office:value="0.0307692307692308">
                <text:p>0.0307692307692308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string">
                <text:p text:id="'Uso de Internet por dispositivo'.A528:'Uso de Internet por dispositivo'.A528">Todos os dias</text:p>
              </table:table-cell>
              <table:table-cell office:value-type="float" office:value="0.625">
                <text:p text:id="'Uso de Internet por dispositivo'.B528:'Uso de Internet por dispositivo'.E528">0.625</text:p>
              </table:table-cell>
              <table:table-cell office:value-type="float" office:value="0.213461538461538">
                <text:p>0.213461538461538</text:p>
              </table:table-cell>
              <table:table-cell office:value-type="float" office:value="0.111538461538462">
                <text:p>0.111538461538462</text:p>
              </table:table-cell>
              <table:table-cell office:value-type="float" office:value="0.0134615384615385">
                <text:p>0.0134615384615385</text:p>
              </table:table-cell>
            </table:table-row>
            <table:table-row>
              <table:table-cell office:value-type="string">
                <text:p text:id="'Uso de Internet por dispositivo'.A529:'Uso de Internet por dispositivo'.A529">Não respondeu</text:p>
              </table:table-cell>
              <table:table-cell office:value-type="float" office:value="0.0134615384615385">
                <text:p text:id="'Uso de Internet por dispositivo'.B529:'Uso de Internet por dispositivo'.E529">0.0134615384615385</text:p>
              </table:table-cell>
              <table:table-cell office:value-type="float" office:value="0.073076923076923">
                <text:p>0.073076923076923</text:p>
              </table:table-cell>
              <table:table-cell office:value-type="float" office:value="0.125">
                <text:p>0.125</text:p>
              </table:table-cell>
              <table:table-cell office:value-type="float" office:value="0.148076923076923">
                <text:p>0.148076923076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11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1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none" draw:fill-color="#ffd320" dr3d:edge-rounding="5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none" draw:fill-color="#579d1c" dr3d:edge-rounding="5%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stroke="none" draw:fill-color="#7e0021" dr3d:edge-rounding="5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001cm" svg:height="15.752cm" chart:class="chart:bar" chart:style-name="ch1">
        <chart:legend chart:legend-position="end" svg:x="14.2cm" svg:y="7.069cm" chart:style-name="ch2"/>
        <chart:plot-area chart:style-name="ch3" table:cell-range-address="'Uso de Internet - Tipo de serviço'.A524:'Uso de Internet - Tipo de serviço'.J529" chart:data-source-has-labels="both" svg:x="0.359cm" svg:y="0.314cm" svg:width="13.999cm" svg:height="14.8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Uso de Internet - Tipo de serviço'.B524:'Uso de Internet - Tipo de serviço'.J52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Uso de Internet - Tipo de serviço'.B525:'Uso de Internet - Tipo de serviço'.J525" chart:label-cell-address="'Uso de Internet - Tipo de serviço'.A525:'Uso de Internet - Tipo de serviço'.A525" chart:class="chart:bar">
            <chart:data-point chart:repeated="9"/>
          </chart:series>
          <chart:series chart:style-name="ch9" chart:values-cell-range-address="'Uso de Internet - Tipo de serviço'.B526:'Uso de Internet - Tipo de serviço'.J526" chart:label-cell-address="'Uso de Internet - Tipo de serviço'.A526:'Uso de Internet - Tipo de serviço'.A526" chart:class="chart:bar">
            <chart:data-point chart:repeated="9"/>
          </chart:series>
          <chart:series chart:style-name="ch10" chart:values-cell-range-address="'Uso de Internet - Tipo de serviço'.B527:'Uso de Internet - Tipo de serviço'.J527" chart:label-cell-address="'Uso de Internet - Tipo de serviço'.A527:'Uso de Internet - Tipo de serviço'.A527" chart:class="chart:bar">
            <chart:data-point chart:repeated="9"/>
          </chart:series>
          <chart:series chart:style-name="ch11" chart:values-cell-range-address="'Uso de Internet - Tipo de serviço'.B528:'Uso de Internet - Tipo de serviço'.J528" chart:label-cell-address="'Uso de Internet - Tipo de serviço'.A528:'Uso de Internet - Tipo de serviço'.A528" chart:class="chart:bar">
            <chart:data-point chart:repeated="9"/>
          </chart:series>
          <chart:series chart:style-name="ch12" chart:values-cell-range-address="'Uso de Internet - Tipo de serviço'.B529:'Uso de Internet - Tipo de serviço'.J529" chart:label-cell-address="'Uso de Internet - Tipo de serviço'.A529:'Uso de Internet - Tipo de serviço'.A529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Uso de Internet - Tipo de serviço'.B524:'Uso de Internet - Tipo de serviço'.J524">email</text:p>
              </table:table-cell>
              <table:table-cell office:value-type="string">
                <text:p>jogos</text:p>
              </table:table-cell>
              <table:table-cell office:value-type="string">
                <text:p>blogs</text:p>
              </table:table-cell>
              <table:table-cell office:value-type="string">
                <text:p>fóruns</text:p>
              </table:table-cell>
              <table:table-cell office:value-type="string">
                <text:p>portais/notícias</text:p>
              </table:table-cell>
              <table:table-cell office:value-type="string">
                <text:p>m.i.</text:p>
              </table:table-cell>
              <table:table-cell office:value-type="string">
                <text:p>redes sociais</text:p>
              </table:table-cell>
              <table:table-cell office:value-type="string">
                <text:p>chat</text:p>
              </table:table-cell>
              <table:table-cell office:value-type="string">
                <text:p>vídeos</text:p>
              </table:table-cell>
            </table:table-row>
          </table:table-header-rows>
          <table:table-rows>
            <table:table-row>
              <table:table-cell office:value-type="string">
                <text:p text:id="'Uso de Internet - Tipo de serviço'.A525:'Uso de Internet - Tipo de serviço'.A525">Nunca</text:p>
              </table:table-cell>
              <table:table-cell office:value-type="float" office:value="0.00961538461538462">
                <text:p text:id="'Uso de Internet - Tipo de serviço'.B525:'Uso de Internet - Tipo de serviço'.J525">0.00961538461538462</text:p>
              </table:table-cell>
              <table:table-cell office:value-type="float" office:value="0.365384615384615">
                <text:p>0.365384615384615</text:p>
              </table:table-cell>
              <table:table-cell office:value-type="float" office:value="0.375">
                <text:p>0.375</text:p>
              </table:table-cell>
              <table:table-cell office:value-type="float" office:value="0.253846153846154">
                <text:p>0.253846153846154</text:p>
              </table:table-cell>
              <table:table-cell office:value-type="float" office:value="0.0480769230769231">
                <text:p>0.0480769230769231</text:p>
              </table:table-cell>
              <table:table-cell office:value-type="float" office:value="0.075">
                <text:p>0.075</text:p>
              </table:table-cell>
              <table:table-cell office:value-type="float" office:value="0.242307692307692">
                <text:p>0.242307692307692</text:p>
              </table:table-cell>
              <table:table-cell office:value-type="float" office:value="0.511538461538462">
                <text:p>0.511538461538462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 text:id="'Uso de Internet - Tipo de serviço'.A526:'Uso de Internet - Tipo de serviço'.A526">De vez em quando</text:p>
              </table:table-cell>
              <table:table-cell office:value-type="float" office:value="0.109615384615385">
                <text:p text:id="'Uso de Internet - Tipo de serviço'.B526:'Uso de Internet - Tipo de serviço'.J526">0.109615384615385</text:p>
              </table:table-cell>
              <table:table-cell office:value-type="float" office:value="0.4">
                <text:p>0.4</text:p>
              </table:table-cell>
              <table:table-cell office:value-type="float" office:value="0.342307692307692">
                <text:p>0.342307692307692</text:p>
              </table:table-cell>
              <table:table-cell office:value-type="float" office:value="0.419230769230769">
                <text:p>0.419230769230769</text:p>
              </table:table-cell>
              <table:table-cell office:value-type="float" office:value="0.267307692307692">
                <text:p>0.267307692307692</text:p>
              </table:table-cell>
              <table:table-cell office:value-type="float" office:value="0.198076923076923">
                <text:p>0.198076923076923</text:p>
              </table:table-cell>
              <table:table-cell office:value-type="float" office:value="0.225">
                <text:p>0.225</text:p>
              </table:table-cell>
              <table:table-cell office:value-type="float" office:value="0.273076923076923">
                <text:p>0.273076923076923</text:p>
              </table:table-cell>
              <table:table-cell office:value-type="float" office:value="0.448076923076923">
                <text:p>0.448076923076923</text:p>
              </table:table-cell>
            </table:table-row>
            <table:table-row>
              <table:table-cell office:value-type="string">
                <text:p text:id="'Uso de Internet - Tipo de serviço'.A527:'Uso de Internet - Tipo de serviço'.A527">1 a 3 vezes por semana</text:p>
              </table:table-cell>
              <table:table-cell office:value-type="float" office:value="0.257692307692308">
                <text:p text:id="'Uso de Internet - Tipo de serviço'.B527:'Uso de Internet - Tipo de serviço'.J527">0.257692307692308</text:p>
              </table:table-cell>
              <table:table-cell office:value-type="float" office:value="0.075">
                <text:p>0.075</text:p>
              </table:table-cell>
              <table:table-cell office:value-type="float" office:value="0.109615384615385">
                <text:p>0.109615384615385</text:p>
              </table:table-cell>
              <table:table-cell office:value-type="float" office:value="0.165384615384615">
                <text:p>0.165384615384615</text:p>
              </table:table-cell>
              <table:table-cell office:value-type="float" office:value="0.282692307692308">
                <text:p>0.282692307692308</text:p>
              </table:table-cell>
              <table:table-cell office:value-type="float" office:value="0.225">
                <text:p>0.225</text:p>
              </table:table-cell>
              <table:table-cell office:value-type="float" office:value="0.186538461538462">
                <text:p>0.186538461538462</text:p>
              </table:table-cell>
              <table:table-cell office:value-type="float" office:value="0.0461538461538462">
                <text:p>0.046153846153846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 text:id="'Uso de Internet - Tipo de serviço'.A528:'Uso de Internet - Tipo de serviço'.A528">Todos os dias</text:p>
              </table:table-cell>
              <table:table-cell office:value-type="float" office:value="0.559615384615385">
                <text:p text:id="'Uso de Internet - Tipo de serviço'.B528:'Uso de Internet - Tipo de serviço'.J528">0.559615384615385</text:p>
              </table:table-cell>
              <table:table-cell office:value-type="float" office:value="0.0442307692307692">
                <text:p>0.0442307692307692</text:p>
              </table:table-cell>
              <table:table-cell office:value-type="float" office:value="0.0538461538461539">
                <text:p>0.0538461538461539</text:p>
              </table:table-cell>
              <table:table-cell office:value-type="float" office:value="0.0461538461538462">
                <text:p>0.0461538461538462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388461538461538">
                <text:p>0.388461538461538</text:p>
              </table:table-cell>
              <table:table-cell office:value-type="float" office:value="0.240384615384615">
                <text:p>0.240384615384615</text:p>
              </table:table-cell>
              <table:table-cell office:value-type="float" office:value="0.0461538461538462">
                <text:p>0.0461538461538462</text:p>
              </table:table-cell>
              <table:table-cell office:value-type="float" office:value="0.117307692307692">
                <text:p>0.117307692307692</text:p>
              </table:table-cell>
            </table:table-row>
            <table:table-row>
              <table:table-cell office:value-type="string">
                <text:p text:id="'Uso de Internet - Tipo de serviço'.A529:'Uso de Internet - Tipo de serviço'.A529">Não respondeu</text:p>
              </table:table-cell>
              <table:table-cell office:value-type="float" office:value="0.0634615384615385">
                <text:p text:id="'Uso de Internet - Tipo de serviço'.B529:'Uso de Internet - Tipo de serviço'.J529">0.0634615384615385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9230769230769">
                <text:p>0.119230769230769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0942307692307691">
                <text:p>0.0942307692307691</text:p>
              </table:table-cell>
              <table:table-cell office:value-type="float" office:value="0.113461538461539">
                <text:p>0.113461538461539</text:p>
              </table:table-cell>
              <table:table-cell office:value-type="float" office:value="0.105769230769231">
                <text:p>0.105769230769231</text:p>
              </table:table-cell>
              <table:table-cell office:value-type="float" office:value="0.123076923076923">
                <text:p>0.123076923076923</text:p>
              </table:table-cell>
              <table:table-cell office:value-type="float" office:value="0.107692307692308">
                <text:p>0.1076923076923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225cm" svg:height="11.572cm" chart:class="chart:bar" chart:style-name="ch1">
        <chart:legend chart:legend-position="end" svg:x="11.067cm" svg:y="4.567cm" chart:style-name="ch2"/>
        <chart:plot-area chart:style-name="ch3" table:cell-range-address="'Internet - Sites de relacionamento'.B524:'Internet - Sites de relacionamento'.G525" chart:data-source-has-labels="row" svg:x="0.264cm" svg:y="0.231cm" svg:width="10.54cm" svg:height="10.87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Internet - Sites de relacionamento'.B525:'Internet - Sites de relacionamento'.B525" chart:label-cell-address="'Internet - Sites de relacionamento'.B524:'Internet - Sites de relacionamento'.B524" chart:class="chart:bar">
            <chart:data-point/>
          </chart:series>
          <chart:series chart:style-name="ch9" chart:values-cell-range-address="'Internet - Sites de relacionamento'.C525:'Internet - Sites de relacionamento'.C525" chart:label-cell-address="'Internet - Sites de relacionamento'.C524:'Internet - Sites de relacionamento'.C524" chart:class="chart:bar">
            <chart:data-point/>
          </chart:series>
          <chart:series chart:style-name="ch10" chart:values-cell-range-address="'Internet - Sites de relacionamento'.D525:'Internet - Sites de relacionamento'.D525" chart:label-cell-address="'Internet - Sites de relacionamento'.D524:'Internet - Sites de relacionamento'.D524" chart:class="chart:bar">
            <chart:data-point/>
          </chart:series>
          <chart:series chart:style-name="ch11" chart:values-cell-range-address="'Internet - Sites de relacionamento'.E525:'Internet - Sites de relacionamento'.E525" chart:label-cell-address="'Internet - Sites de relacionamento'.E524:'Internet - Sites de relacionamento'.E524" chart:class="chart:bar">
            <chart:data-point/>
          </chart:series>
          <chart:series chart:style-name="ch12" chart:values-cell-range-address="'Internet - Sites de relacionamento'.F525:'Internet - Sites de relacionamento'.F525" chart:label-cell-address="'Internet - Sites de relacionamento'.F524:'Internet - Sites de relacionamento'.F524" chart:class="chart:bar">
            <chart:data-point/>
          </chart:series>
          <chart:series chart:style-name="ch13" chart:values-cell-range-address="'Internet - Sites de relacionamento'.G525:'Internet - Sites de relacionamento'.G525" chart:label-cell-address="'Internet - Sites de relacionamento'.G524:'Internet - Sites de relacionamento'.G524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Internet - Sites de relacionamento'.B524:'Internet - Sites de relacionamento'.B524">Orkut</text:p>
              </table:table-cell>
              <table:table-cell office:value-type="string">
                <text:p text:id="'Internet - Sites de relacionamento'.C524:'Internet - Sites de relacionamento'.C524">MySpace</text:p>
              </table:table-cell>
              <table:table-cell office:value-type="string">
                <text:p text:id="'Internet - Sites de relacionamento'.D524:'Internet - Sites de relacionamento'.D524">Facebook</text:p>
              </table:table-cell>
              <table:table-cell office:value-type="string">
                <text:p text:id="'Internet - Sites de relacionamento'.E524:'Internet - Sites de relacionamento'.E524">Twitter</text:p>
              </table:table-cell>
              <table:table-cell office:value-type="string">
                <text:p text:id="'Internet - Sites de relacionamento'.F524:'Internet - Sites de relacionamento'.F524">Não Usa</text:p>
              </table:table-cell>
              <table:table-cell office:value-type="string">
                <text:p text:id="'Internet - Sites de relacionamento'.G524:'Internet - Sites de relacionamento'.G524">Outros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767307692307692">
                <text:p text:id="'Internet - Sites de relacionamento'.B525:'Internet - Sites de relacionamento'.B525">0.767307692307692</text:p>
              </table:table-cell>
              <table:table-cell office:value-type="float" office:value="0.0884615384615385">
                <text:p text:id="'Internet - Sites de relacionamento'.C525:'Internet - Sites de relacionamento'.C525">0.0884615384615385</text:p>
              </table:table-cell>
              <table:table-cell office:value-type="float" office:value="0.0442307692307692">
                <text:p text:id="'Internet - Sites de relacionamento'.D525:'Internet - Sites de relacionamento'.D525">0.0442307692307692</text:p>
              </table:table-cell>
              <table:table-cell office:value-type="float" office:value="0.0153846153846154">
                <text:p text:id="'Internet - Sites de relacionamento'.E525:'Internet - Sites de relacionamento'.E525">0.0153846153846154</text:p>
              </table:table-cell>
              <table:table-cell office:value-type="float" office:value="0.144230769230769">
                <text:p text:id="'Internet - Sites de relacionamento'.F525:'Internet - Sites de relacionamento'.F525">0.144230769230769</text:p>
              </table:table-cell>
              <table:table-cell office:value-type="float" office:value="0.0576923076923077">
                <text:p text:id="'Internet - Sites de relacionamento'.G525:'Internet - Sites de relacionamento'.G525">0.05769230769230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468cm" svg:height="10.909cm" chart:class="chart:circle" chart:style-name="ch1">
        <chart:legend chart:legend-position="end" svg:x="9.584cm" svg:y="3.917cm" chart:style-name="ch2"/>
        <chart:plot-area chart:style-name="ch3" table:cell-range-address="'Opinião sobre FebraceV'.A524:'Opinião sobre FebraceV'.B530" chart:data-source-has-labels="both" svg:x="0.249cm" svg:y="0.218cm" svg:width="9.087cm" svg:height="10.25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Opinião sobre FebraceV'.A525:'Opinião sobre FebraceV'.A5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Opinião sobre FebraceV'.B525:'Opinião sobre FebraceV'.B530" chart:label-cell-address="'Opinião sobre FebraceV'.B524:'Opinião sobre FebraceV'.B52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inião sobre FebraceV'.B524:'Opinião sobre FebraceV'.B524">Pergunta 1</text:p>
              </table:table-cell>
            </table:table-row>
          </table:table-header-rows>
          <table:table-rows>
            <table:table-row>
              <table:table-cell office:value-type="string">
                <text:p text:id="'Opinião sobre FebraceV'.A525:'Opinião sobre FebraceV'.A530">Concordo totalmente</text:p>
              </table:table-cell>
              <table:table-cell office:value-type="float" office:value="0.528846153846154">
                <text:p text:id="'Opinião sobre FebraceV'.B525:'Opinião sobre FebraceV'.B530">0.528846153846154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353846153846154">
                <text:p>0.353846153846154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0557692307692308">
                <text:p>0.0557692307692308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0192307692307692">
                <text:p>0.00192307692307692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0384615384615385">
                <text:p>0.00384615384615385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557692307692308">
                <text:p>0.05576923076923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258cm" svg:height="10.726cm" chart:class="chart:circle" chart:style-name="ch1">
        <chart:legend chart:legend-position="end" svg:x="9.378cm" svg:y="3.826cm" chart:style-name="ch2"/>
        <chart:plot-area chart:style-name="ch3" table:cell-range-address="$'Opinião sobre FebraceV'.$A$524:$A$530;$'Opinião sobre FebraceV'.$C$524:$C$530" chart:data-source-has-labels="both" svg:x="0.245cm" svg:y="0.214cm" svg:width="8.889cm" svg:height="10.08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Opinião sobre FebraceV'.A525:'Opinião sobre FebraceV'.A5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Opinião sobre FebraceV'.C525:'Opinião sobre FebraceV'.C530" chart:label-cell-address="'Opinião sobre FebraceV'.C524:'Opinião sobre FebraceV'.C52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inião sobre FebraceV'.C524:'Opinião sobre FebraceV'.C524">Pergunta 2</text:p>
              </table:table-cell>
            </table:table-row>
          </table:table-header-rows>
          <table:table-rows>
            <table:table-row>
              <table:table-cell office:value-type="string">
                <text:p text:id="'Opinião sobre FebraceV'.A525:'Opinião sobre FebraceV'.A530">Concordo totalmente</text:p>
              </table:table-cell>
              <table:table-cell office:value-type="float" office:value="0.205769230769231">
                <text:p text:id="'Opinião sobre FebraceV'.C525:'Opinião sobre FebraceV'.C530">0.205769230769231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430769230769231">
                <text:p>0.430769230769231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209615384615385">
                <text:p>0.209615384615385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538461538461539">
                <text:p>0.05384615384615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212cm" svg:height="10.685cm" chart:class="chart:circle" chart:style-name="ch1">
        <chart:legend chart:legend-position="end" svg:x="9.333cm" svg:y="3.805cm" chart:style-name="ch2"/>
        <chart:plot-area chart:style-name="ch3" table:cell-range-address="$'Opinião sobre FebraceV'.$A$524:$A$530;$'Opinião sobre FebraceV'.$D$524:$D$530" chart:data-source-has-labels="both" svg:x="0.244cm" svg:y="0.213cm" svg:width="8.846cm" svg:height="10.04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Opinião sobre FebraceV'.A525:'Opinião sobre FebraceV'.A5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Opinião sobre FebraceV'.D525:'Opinião sobre FebraceV'.D530" chart:label-cell-address="'Opinião sobre FebraceV'.D524:'Opinião sobre FebraceV'.D52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inião sobre FebraceV'.D524:'Opinião sobre FebraceV'.D524">Pergunta 3</text:p>
              </table:table-cell>
            </table:table-row>
          </table:table-header-rows>
          <table:table-rows>
            <table:table-row>
              <table:table-cell office:value-type="string">
                <text:p text:id="'Opinião sobre FebraceV'.A525:'Opinião sobre FebraceV'.A530">Concordo totalmente</text:p>
              </table:table-cell>
              <table:table-cell office:value-type="float" office:value="0.209615384615385">
                <text:p text:id="'Opinião sobre FebraceV'.D525:'Opinião sobre FebraceV'.D530">0.209615384615385</text:p>
              </table:table-cell>
            </table:table-row>
            <table:table-row>
              <table:table-cell office:value-type="string">
                <text:p>Concordo</text:p>
              </table:table-cell>
              <table:table-cell office:value-type="float" office:value="0.426923076923077">
                <text:p>0.426923076923077</text:p>
              </table:table-cell>
            </table:table-row>
            <table:table-row>
              <table:table-cell office:value-type="string">
                <text:p>Neutro</text:p>
              </table:table-cell>
              <table:table-cell office:value-type="float" office:value="0.207692307692308">
                <text:p>0.207692307692308</text:p>
              </table:table-cell>
            </table:table-row>
            <table:table-row>
              <table:table-cell office:value-type="string">
                <text:p>Discordo</text:p>
              </table:table-cell>
              <table:table-cell office:value-type="float" office:value="0.0711538461538462">
                <text:p>0.0711538461538462</text:p>
              </table:table-cell>
            </table:table-row>
            <table:table-row>
              <table:table-cell office:value-type="string">
                <text:p>Discordo totalmente</text:p>
              </table:table-cell>
              <table:table-cell office:value-type="float" office:value="0.0288461538461538">
                <text:p>0.0288461538461538</text:p>
              </table:table-cell>
            </table:table-row>
            <table:table-row>
              <table:table-cell office:value-type="string">
                <text:p>Não respondeu</text:p>
              </table:table-cell>
              <table:table-cell office:value-type="float" office:value="0.0557692307692308">
                <text:p>0.05576923076923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solid" draw:fill-color="#579d1c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2.277cm" svg:height="9.582cm" chart:class="chart:bar" chart:style-name="ch1">
        <chart:legend chart:legend-position="end" svg:x="9.054cm" svg:y="3.947cm" chart:style-name="ch2"/>
        <chart:plot-area chart:style-name="ch3" table:cell-range-address="Escola.A525:Escola.B528" chart:data-source-has-labels="row" svg:x="0.245cm" svg:y="0.191cm" svg:width="8.565cm" svg:height="9.00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Escola.B525:Escola.B525" chart:label-cell-address="Escola.A525:Escola.A525" chart:class="chart:bar">
            <chart:data-point/>
          </chart:series>
          <chart:series chart:style-name="ch9" chart:values-cell-range-address="Escola.B526:Escola.B526" chart:label-cell-address="Escola.A526:Escola.A526" chart:class="chart:bar">
            <chart:data-point/>
          </chart:series>
          <chart:series chart:style-name="ch10" chart:values-cell-range-address="Escola.B527:Escola.B527" chart:label-cell-address="Escola.A527:Escola.A527" chart:class="chart:bar">
            <chart:data-point/>
          </chart:series>
          <chart:series chart:style-name="ch11" chart:values-cell-range-address="Escola.B528:Escola.B528" chart:label-cell-address="Escola.A528:Escola.A528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scola.A525:Escola.A525">Particular</text:p>
              </table:table-cell>
              <table:table-cell office:value-type="string">
                <text:p text:id="Escola.A526:Escola.A526">Pública</text:p>
              </table:table-cell>
              <table:table-cell office:value-type="string">
                <text:p text:id="Escola.A527:Escola.A527">Fundação</text:p>
              </table:table-cell>
              <table:table-cell office:value-type="string">
                <text:p text:id="Escola.A528:Escola.A528">Não responderam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51923076923077">
                <text:p text:id="Escola.B525:Escola.B525">0.351923076923077</text:p>
              </table:table-cell>
              <table:table-cell office:value-type="float" office:value="0.475">
                <text:p text:id="Escola.B526:Escola.B526">0.475</text:p>
              </table:table-cell>
              <table:table-cell office:value-type="float" office:value="0.15">
                <text:p text:id="Escola.B527:Escola.B527">0.15</text:p>
              </table:table-cell>
              <table:table-cell office:value-type="float" office:value="0.023076923076923">
                <text:p text:id="Escola.B528:Escola.B528">0.02307692307692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2.692cm" svg:height="11.247cm" chart:class="chart:bar" chart:style-name="ch1">
        <chart:legend chart:legend-position="end" svg:x="9.461cm" svg:y="4.432cm" chart:style-name="ch2"/>
        <chart:plot-area chart:style-name="ch3" table:cell-range-address="Participante.A524:Participante.B529" chart:data-source-has-labels="both" svg:x="0.253cm" svg:y="0.224cm" svg:width="8.956cm" svg:height="10.57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Participante.B524:Participante.B52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Participante.B525:Participante.B525" chart:label-cell-address="Participante.A525:Participante.A525" chart:class="chart:bar">
            <chart:data-point/>
          </chart:series>
          <chart:series chart:style-name="ch9" chart:values-cell-range-address="Participante.B526:Participante.B526" chart:label-cell-address="Participante.A526:Participante.A526" chart:class="chart:bar">
            <chart:data-point/>
          </chart:series>
          <chart:series chart:style-name="ch10" chart:values-cell-range-address="Participante.B527:Participante.B527" chart:label-cell-address="Participante.A527:Participante.A527" chart:class="chart:bar">
            <chart:data-point/>
          </chart:series>
          <chart:series chart:style-name="ch11" chart:values-cell-range-address="Participante.B528:Participante.B528" chart:label-cell-address="Participante.A528:Participante.A528" chart:class="chart:bar">
            <chart:data-point/>
          </chart:series>
          <chart:series chart:style-name="ch12" chart:values-cell-range-address="Participante.B529:Participante.B529" chart:label-cell-address="Participante.A529:Participante.A529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articipante.A525:Participante.A525">Finalista</text:p>
              </table:table-cell>
              <table:table-cell office:value-type="string">
                <text:p text:id="Participante.A526:Participante.A526">Orientador / Co-orientador</text:p>
              </table:table-cell>
              <table:table-cell office:value-type="string">
                <text:p text:id="Participante.A527:Participante.A527">Acompanhante</text:p>
              </table:table-cell>
              <table:table-cell office:value-type="string">
                <text:p text:id="Participante.A528:Participante.A528">Visitante</text:p>
              </table:table-cell>
              <table:table-cell office:value-type="string">
                <text:p text:id="Participante.A529:Participante.A529">Não responderam</text:p>
              </table:table-cell>
            </table:table-row>
          </table:table-header-rows>
          <table:table-rows>
            <table:table-row>
              <table:table-cell office:value-type="string">
                <text:p text:id="Participante.B524:Participante.B524">usuario</text:p>
              </table:table-cell>
              <table:table-cell office:value-type="float" office:value="0.711538461538462">
                <text:p text:id="Participante.B525:Participante.B525">0.711538461538462</text:p>
              </table:table-cell>
              <table:table-cell office:value-type="float" office:value="0.213461538461538">
                <text:p text:id="Participante.B526:Participante.B526">0.213461538461538</text:p>
              </table:table-cell>
              <table:table-cell office:value-type="float" office:value="0.0423076923076923">
                <text:p text:id="Participante.B527:Participante.B527">0.0423076923076923</text:p>
              </table:table-cell>
              <table:table-cell office:value-type="float" office:value="0.00576923076923077">
                <text:p text:id="Participante.B528:Participante.B528">0.00576923076923077</text:p>
              </table:table-cell>
              <table:table-cell office:value-type="float" office:value="0.0269230769230769">
                <text:p text:id="Participante.B529:Participante.B529">0.026923076923076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